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楚辞<text:bookmark-end text:name="header-n0"/></text:h>
      <text:p text:style-name="Horizontal_20_Line"/>
      <text:p text:style-name="First_20_paragraph"><text:a xlink:type="simple" xlink:href="#header-n0" office:name=""><text:span text:style-name="Definition">楚辞</text:span></text:a><text:line-break/><text:tab/><text:a xlink:type="simple" xlink:href="#header-n6" office:name=""><text:span text:style-name="Definition">离骚</text:span></text:a><text:line-break/><text:tab/><text:a xlink:type="simple" xlink:href="#header-n11" office:name=""><text:span text:style-name="Definition">九歌</text:span></text:a><text:line-break/><text:tab/><text:tab/><text:a xlink:type="simple" xlink:href="#header-n16" office:name=""><text:span text:style-name="Definition">东皇太一</text:span></text:a><text:line-break/><text:tab/><text:tab/><text:a xlink:type="simple" xlink:href="#header-n21" office:name=""><text:span text:style-name="Definition">云中君</text:span></text:a><text:line-break/><text:tab/><text:tab/><text:a xlink:type="simple" xlink:href="#header-n26" office:name=""><text:span text:style-name="Definition">湘君</text:span></text:a><text:line-break/><text:tab/><text:tab/><text:a xlink:type="simple" xlink:href="#header-n31" office:name=""><text:span text:style-name="Definition">湘夫人</text:span></text:a><text:line-break/><text:tab/><text:tab/><text:a xlink:type="simple" xlink:href="#header-n36" office:name=""><text:span text:style-name="Definition">大司命</text:span></text:a><text:line-break/><text:tab/><text:tab/><text:a xlink:type="simple" xlink:href="#header-n41" office:name=""><text:span text:style-name="Definition">少司命</text:span></text:a><text:line-break/><text:tab/><text:tab/><text:a xlink:type="simple" xlink:href="#header-n46" office:name=""><text:span text:style-name="Definition">东君</text:span></text:a><text:line-break/><text:tab/><text:tab/><text:a xlink:type="simple" xlink:href="#header-n51" office:name=""><text:span text:style-name="Definition">河伯</text:span></text:a><text:line-break/><text:tab/><text:tab/><text:a xlink:type="simple" xlink:href="#header-n56" office:name=""><text:span text:style-name="Definition">山鬼</text:span></text:a><text:line-break/><text:tab/><text:tab/><text:a xlink:type="simple" xlink:href="#header-n61" office:name=""><text:span text:style-name="Definition">国殇</text:span></text:a><text:line-break/><text:tab/><text:tab/><text:a xlink:type="simple" xlink:href="#header-n66" office:name=""><text:span text:style-name="Definition">礼魂</text:span></text:a><text:line-break/><text:tab/><text:a xlink:type="simple" xlink:href="#header-n70" office:name=""><text:span text:style-name="Definition">天问</text:span></text:a><text:line-break/><text:tab/><text:a xlink:type="simple" xlink:href="#header-n75" office:name=""><text:span text:style-name="Definition">九章</text:span></text:a><text:line-break/><text:tab/><text:tab/><text:a xlink:type="simple" xlink:href="#header-n80" office:name=""><text:span text:style-name="Definition">惜诵</text:span></text:a><text:line-break/><text:tab/><text:tab/><text:a xlink:type="simple" xlink:href="#header-n85" office:name=""><text:span text:style-name="Definition">涉江</text:span></text:a><text:line-break/><text:tab/><text:tab/><text:a xlink:type="simple" xlink:href="#header-n90" office:name=""><text:span text:style-name="Definition">哀郢</text:span></text:a><text:line-break/><text:tab/><text:tab/><text:a xlink:type="simple" xlink:href="#header-n95" office:name=""><text:span text:style-name="Definition">抽思</text:span></text:a><text:line-break/><text:tab/><text:tab/><text:a xlink:type="simple" xlink:href="#header-n100" office:name=""><text:span text:style-name="Definition">怀沙</text:span></text:a><text:line-break/><text:tab/><text:tab/><text:a xlink:type="simple" xlink:href="#header-n105" office:name=""><text:span text:style-name="Definition">思美人</text:span></text:a><text:line-break/><text:tab/><text:tab/><text:a xlink:type="simple" xlink:href="#header-n110" office:name=""><text:span text:style-name="Definition">惜往日</text:span></text:a><text:line-break/><text:tab/><text:tab/><text:a xlink:type="simple" xlink:href="#header-n115" office:name=""><text:span text:style-name="Definition">橘颂</text:span></text:a><text:line-break/><text:tab/><text:tab/><text:a xlink:type="simple" xlink:href="#header-n120" office:name=""><text:span text:style-name="Definition">悲回风</text:span></text:a><text:line-break/><text:tab/><text:a xlink:type="simple" xlink:href="#header-n124" office:name=""><text:span text:style-name="Definition">远游</text:span></text:a><text:line-break/><text:tab/><text:a xlink:type="simple" xlink:href="#header-n137" office:name=""><text:span text:style-name="Definition">卜居</text:span></text:a><text:line-break/><text:tab/><text:a xlink:type="simple" xlink:href="#header-n148" office:name=""><text:span text:style-name="Definition">渔父</text:span></text:a><text:line-break/><text:tab/><text:a xlink:type="simple" xlink:href="#header-n156" office:name=""><text:span text:style-name="Definition">九辩</text:span></text:a><text:line-break/><text:tab/><text:a xlink:type="simple" xlink:href="#header-n163" office:name=""><text:span text:style-name="Definition">招魂</text:span></text:a><text:line-break/><text:tab/><text:a xlink:type="simple" xlink:href="#header-n179" office:name=""><text:span text:style-name="Definition">大招</text:span></text:a><text:line-break/><text:tab/><text:a xlink:type="simple" xlink:href="#header-n208" office:name=""><text:span text:style-name="Definition">惜誓</text:span></text:a><text:line-break/><text:tab/><text:a xlink:type="simple" xlink:href="#header-n215" office:name=""><text:span text:style-name="Definition">招隐士</text:span></text:a><text:line-break/><text:tab/><text:a xlink:type="simple" xlink:href="#header-n220" office:name=""><text:span text:style-name="Definition">七谏</text:span></text:a><text:line-break/><text:tab/><text:tab/><text:a xlink:type="simple" xlink:href="#header-n225" office:name=""><text:span text:style-name="Definition">初放</text:span></text:a><text:line-break/><text:tab/><text:tab/><text:a xlink:type="simple" xlink:href="#header-n230" office:name=""><text:span text:style-name="Definition">沉江</text:span></text:a><text:line-break/><text:tab/><text:tab/><text:a xlink:type="simple" xlink:href="#header-n235" office:name=""><text:span text:style-name="Definition">怨世</text:span></text:a><text:line-break/><text:tab/><text:tab/><text:a xlink:type="simple" xlink:href="#header-n240" office:name=""><text:span text:style-name="Definition">怨思</text:span></text:a><text:line-break/><text:tab/><text:tab/><text:a xlink:type="simple" xlink:href="#header-n245" office:name=""><text:span text:style-name="Definition">自悲</text:span></text:a><text:line-break/><text:tab/><text:tab/><text:a xlink:type="simple" xlink:href="#header-n250" office:name=""><text:span text:style-name="Definition">哀命</text:span></text:a><text:line-break/><text:tab/><text:tab/><text:a xlink:type="simple" xlink:href="#header-n255" office:name=""><text:span text:style-name="Definition">谬谏</text:span></text:a><text:line-break/><text:tab/><text:a xlink:type="simple" xlink:href="#header-n259" office:name=""><text:span text:style-name="Definition">哀时命</text:span></text:a><text:line-break/><text:tab/><text:a xlink:type="simple" xlink:href="#header-n267" office:name=""><text:span text:style-name="Definition">九怀</text:span></text:a><text:line-break/><text:tab/><text:tab/><text:a xlink:type="simple" xlink:href="#header-n272" office:name=""><text:span text:style-name="Definition">匡机</text:span></text:a><text:line-break/><text:tab/><text:tab/><text:a xlink:type="simple" xlink:href="#header-n277" office:name=""><text:span text:style-name="Definition">通路</text:span></text:a><text:line-break/><text:tab/><text:tab/><text:a xlink:type="simple" xlink:href="#header-n282" office:name=""><text:span text:style-name="Definition">危俊</text:span></text:a><text:line-break/><text:tab/><text:tab/><text:a xlink:type="simple" xlink:href="#header-n287" office:name=""><text:span text:style-name="Definition">昭世</text:span></text:a><text:line-break/><text:tab/><text:tab/><text:a xlink:type="simple" xlink:href="#header-n292" office:name=""><text:span text:style-name="Definition">尊嘉</text:span></text:a><text:line-break/><text:tab/><text:tab/><text:a xlink:type="simple" xlink:href="#header-n297" office:name=""><text:span text:style-name="Definition">蓄英</text:span></text:a><text:line-break/><text:tab/><text:tab/><text:a xlink:type="simple" xlink:href="#header-n302" office:name=""><text:span text:style-name="Definition">思忠</text:span></text:a><text:line-break/><text:tab/><text:tab/><text:a xlink:type="simple" xlink:href="#header-n307" office:name=""><text:span text:style-name="Definition">陶壅</text:span></text:a><text:line-break/><text:tab/><text:tab/><text:a xlink:type="simple" xlink:href="#header-n312" office:name=""><text:span text:style-name="Definition">株昭</text:span></text:a><text:line-break/><text:tab/><text:a xlink:type="simple" xlink:href="#header-n316" office:name=""><text:span text:style-name="Definition">九叹</text:span></text:a><text:line-break/><text:tab/><text:tab/><text:a xlink:type="simple" xlink:href="#header-n321" office:name=""><text:span text:style-name="Definition">逢纷</text:span></text:a><text:line-break/><text:tab/><text:tab/><text:a xlink:type="simple" xlink:href="#header-n326" office:name=""><text:span text:style-name="Definition">离世</text:span></text:a><text:line-break/><text:tab/><text:tab/><text:a xlink:type="simple" xlink:href="#header-n331" office:name=""><text:span text:style-name="Definition">怨思</text:span></text:a><text:line-break/><text:tab/><text:tab/><text:a xlink:type="simple" xlink:href="#header-n336" office:name=""><text:span text:style-name="Definition">远逝</text:span></text:a><text:line-break/><text:tab/><text:tab/><text:a xlink:type="simple" xlink:href="#header-n341" office:name=""><text:span text:style-name="Definition">惜贤</text:span></text:a><text:line-break/><text:tab/><text:tab/><text:a xlink:type="simple" xlink:href="#header-n346" office:name=""><text:span text:style-name="Definition">忧苦</text:span></text:a><text:line-break/><text:tab/><text:tab/><text:a xlink:type="simple" xlink:href="#header-n351" office:name=""><text:span text:style-name="Definition">愍命</text:span></text:a><text:line-break/><text:tab/><text:tab/><text:a xlink:type="simple" xlink:href="#header-n356" office:name=""><text:span text:style-name="Definition">思古</text:span></text:a><text:line-break/><text:tab/><text:tab/><text:a xlink:type="simple" xlink:href="#header-n361" office:name=""><text:span text:style-name="Definition">远游</text:span></text:a><text:line-break/><text:tab/><text:a xlink:type="simple" xlink:href="#header-n365" office:name=""><text:span text:style-name="Definition">九思</text:span></text:a><text:line-break/><text:tab/><text:tab/><text:a xlink:type="simple" xlink:href="#header-n370" office:name=""><text:span text:style-name="Definition">逢尤</text:span></text:a><text:line-break/><text:tab/><text:tab/><text:a xlink:type="simple" xlink:href="#header-n375" office:name=""><text:span text:style-name="Definition">怨上</text:span></text:a><text:line-break/><text:tab/><text:tab/><text:a xlink:type="simple" xlink:href="#header-n380" office:name=""><text:span text:style-name="Definition">疾世</text:span></text:a><text:line-break/><text:tab/><text:tab/><text:a xlink:type="simple" xlink:href="#header-n385" office:name=""><text:span text:style-name="Definition">悯上</text:span></text:a><text:line-break/><text:tab/><text:tab/><text:a xlink:type="simple" xlink:href="#header-n390" office:name=""><text:span text:style-name="Definition">遭厄</text:span></text:a><text:line-break/><text:tab/><text:tab/><text:a xlink:type="simple" xlink:href="#header-n395" office:name=""><text:span text:style-name="Definition">悼乱</text:span></text:a><text:line-break/><text:tab/><text:tab/><text:a xlink:type="simple" xlink:href="#header-n400" office:name=""><text:span text:style-name="Definition">伤时</text:span></text:a><text:line-break/><text:tab/><text:tab/><text:a xlink:type="simple" xlink:href="#header-n405" office:name=""><text:span text:style-name="Definition">哀岁</text:span></text:a><text:line-break/><text:tab/><text:tab/><text:a xlink:type="simple" xlink:href="#header-n410" office:name=""><text:span text:style-name="Definition">守志</text:span></text:a></text:p>
      <text:p text:style-name="Horizontal_20_Line"/>
      <text:p text:style-name="First_20_paragraph"/>
      <text:h text:style-name="Heading_20_2" text:outline-level="2"><text:bookmark-start text:name="header-n6"/>离骚<text:bookmark-end text:name="header-n6"/></text:h>
      <text:p text:style-name="First_20_paragraph"><text:span text:style-name="T1">屈原</text:span></text:p>
      <text:p text:style-name="Text_20_body">帝高阳之苗裔兮，朕皇考曰伯庸。<text:line-break/>摄提贞于孟陬兮，惟庚寅吾以降。<text:line-break/>皇览揆余初度兮，肇锡余以嘉名：<text:line-break/>名余曰正则兮，字余曰灵均。<text:line-break/>纷吾既有此内美兮，又重之以修能。<text:line-break/>扈江离与辟芷兮，纫秋兰以为佩。<text:line-break/>汩余若将不及兮，恐年岁之不吾与。<text:line-break/>朝搴阰之木兰兮，夕揽洲之宿莽。<text:line-break/>日月忽其不淹兮，春与秋其代序。<text:line-break/>惟草木之零落兮，恐美人之迟暮。（惟 通：唯）<text:line-break/>不抚壮而弃秽兮，何不改乎此度？<text:line-break/>乘骐骥以驰骋兮，来吾道夫先路！<text:line-break/>昔三后之纯粹兮，固众芳之所在。<text:line-break/>杂申椒与菌桂兮，岂惟纫夫蕙茝！<text:line-break/>彼尧、舜之耿介兮，既遵道而得路。<text:line-break/>何桀纣之猖披兮，夫惟捷径以窘步。<text:line-break/>惟夫党人之偷乐兮，路幽昧以险隘。<text:line-break/>岂余身之殚殃兮，恐皇舆之败绩！<text:line-break/>忽奔走以先后兮，及前王之踵武。<text:line-break/>荃不查余之中情兮，反信谗而齌怒。<text:line-break/>余固知謇謇之为患兮，忍而不能舍也。<text:line-break/>指九天以为正兮，夫惟灵修之故也。<text:line-break/>曰黄昏以为期兮，羌中道而改路！<text:line-break/>初既与余成言兮，后悔遁而有他。<text:line-break/>余既不难夫离别兮，伤灵修之数化。<text:line-break/>余既滋兰之九畹兮，又树蕙之百亩。<text:line-break/>畦留夷与揭车兮，杂杜衡与芳芷。<text:line-break/>冀枝叶之峻茂兮，愿俟时乎吾将刈。<text:line-break/>虽萎绝其亦何伤兮，哀众芳之芜秽。<text:line-break/>众皆竞进以贪婪兮，凭不厌乎求索。<text:line-break/>羌内恕己以量人兮，各兴心而嫉妒。<text:line-break/>忽驰骛以追逐兮，非余心之所急。<text:line-break/>老冉冉其将至兮，恐修名之不立。<text:line-break/>朝饮木兰之坠露兮，夕餐秋菊之落英。<text:line-break/>苟余情其信姱以练要兮，长顑颔亦何伤。<text:line-break/>掔木根以结茝兮，贯薜荔之落蕊。<text:line-break/>矫菌桂以纫蕙兮，索胡绳之纚纚。<text:line-break/>謇吾法夫前修兮，非世俗之所服。<text:line-break/>虽不周于今之人兮，愿依彭咸之遗则。<text:line-break/>长太息以掩涕兮，哀民生之多艰。<text:line-break/>余虽好修姱以鞿羁兮，謇朝谇而夕替。<text:line-break/>既替余以蕙纕兮，又申之以揽茝。<text:line-break/>亦余心之所善兮，虽九死其犹未悔。<text:line-break/>怨灵修之浩荡兮，终不察夫民心。<text:line-break/>众女嫉余之蛾眉兮，谣诼谓余以善淫。<text:line-break/>固时俗之工巧兮，偭规矩而改错。<text:line-break/>背绳墨以追曲兮，竞周容以为度。<text:line-break/>忳郁邑余侘傺兮，吾独穷困乎此时也。<text:line-break/>宁溘死以流亡兮，余不忍为此态也。<text:line-break/>鸷鸟之不群兮，自前世而固然。<text:line-break/>何方圜之能周兮，夫孰异道而相安？<text:line-break/>屈心而抑志兮，忍尤而攘诟。<text:line-break/>伏清白以死直兮，固前圣之所厚。<text:line-break/>悔相道之不察兮，延伫乎吾将反。<text:line-break/>回朕车以复路兮，及行迷之未远。<text:line-break/>步余马于兰皋兮，驰椒丘且焉止息。<text:line-break/>进不入以离尤兮，退将复修吾初服。<text:line-break/>制芰荷以为衣兮，集芙蓉以为裳。<text:line-break/>不吾知其亦已兮，苟余情其信芳。<text:line-break/>高余冠之岌岌兮，长余佩之陆离。<text:line-break/>芳与泽其杂糅兮，唯昭质其犹未亏。<text:line-break/>忽反顾以游目兮，将往观乎四荒。<text:line-break/>佩缤纷其繁饰兮，芳菲菲其弥章。<text:line-break/>民生各有所乐兮，余独好修以为常。<text:line-break/>虽体解吾犹未变兮，岂余心之可惩。<text:line-break/>女嬃之婵媛兮，申申其詈予，曰：<text:line-break/>「鲧婞直以亡身兮，终然夭乎羽之野。<text:line-break/>汝何博謇而好修兮，纷独有此姱节？<text:line-break/>薋菉葹以盈室兮，判独离而不服。」<text:line-break/>众不可户说兮，孰云察余之中情？<text:line-break/>世并举而好朋兮，夫何茕独而不予听？<text:line-break/>依前圣以节中兮，喟凭心而历兹。<text:line-break/>济沅、湘以南征兮，就重华而敶词：<text:line-break/>启《九辩》与《九歌》兮，夏康娱以自纵。<text:line-break/>不顾难以图后兮，五子用失乎家衖。<text:line-break/>羿淫游以佚畋兮，又好射夫封狐。<text:line-break/>固乱流其鲜终兮，浞又贪夫厥家。<text:line-break/>浇身被服强圉兮，纵欲而不忍。<text:line-break/>日康娱而自忘兮，厥首用夫颠陨。<text:line-break/>夏桀之常违兮，乃遂焉而逢殃。<text:line-break/>后辛之菹醢兮，殷宗用而不长。<text:line-break/>汤、禹俨而祗敬兮，周论道而莫差。<text:line-break/>举贤才而授能兮，循绳墨而不颇。<text:line-break/>皇天无私阿兮，览民德焉错辅。<text:line-break/>夫维圣哲以茂行兮，苟得用此下土。<text:line-break/>瞻前而顾后兮，相观民之计极。<text:line-break/>夫孰非义而可用兮？孰非善而可服？<text:line-break/>阽余身而危死兮，览余初其犹未悔。<text:line-break/>不量凿而正枘兮，固前修以菹醢。<text:line-break/>曾歔欷余郁邑兮，哀朕时之不当。<text:line-break/>揽茹蕙以掩涕兮，沾余襟之浪浪。<text:line-break/>跪敷衽以陈辞兮，耿吾既得此中正。<text:line-break/>驷玉虬以桀鹥兮，溘埃风余上征。<text:line-break/>朝发轫于苍梧兮，夕余至乎县圃。<text:line-break/>欲少留此灵琐兮，日忽忽其将暮。<text:line-break/>吾令羲和弭节兮，望崦嵫而勿迫。<text:line-break/>路漫漫其修远兮，吾将上下而求索。<text:line-break/>饮余马于咸池兮，总余辔乎扶桑。<text:line-break/>折若木以拂日兮，聊逍遥以相羊。<text:line-break/>前望舒使先驱兮，后飞廉使奔属。<text:line-break/>鸾皇为余先戒兮，雷师告余以未具。<text:line-break/>吾令凤鸟飞腾兮，继之以日夜。<text:line-break/>飘风屯其相离兮，帅云霓而来御。<text:line-break/>纷总总其离合兮，斑陆离其上下。<text:line-break/>吾令帝阍开关兮，倚阊阖而望予。<text:line-break/>时暧暧其将罢兮，结幽兰而延伫。<text:line-break/>世溷浊而不分兮，好蔽美而嫉妒。<text:line-break/>朝吾将济于白水兮，登阆风而绁马。<text:line-break/>忽反顾以流涕兮，哀高丘之无女。<text:line-break/>溘吾游此春宫兮，折琼枝以继佩。<text:line-break/>及荣华之未落兮，相下女之可诒。<text:line-break/>吾令丰隆乘云兮，求宓妃之所在。<text:line-break/>解佩纕以结言兮，吾令謇修以为理。<text:line-break/>纷总总其离合兮，忽纬繣其难迁。<text:line-break/>夕归次于穷石兮，朝濯发乎洧盘。<text:line-break/>保厥美以骄傲兮，日康娱以淫游。<text:line-break/>虽信美而无礼兮，来违弃而改求。<text:line-break/>览相观于四极兮，周流乎天余乃下。<text:line-break/>望瑶台之偃蹇兮，见有娀之佚女。<text:line-break/>吾令鸩为媒兮，鸩告余以不好。<text:line-break/>雄鸠之鸣逝兮，余犹恶其佻巧。<text:line-break/>心犹豫而狐疑兮，欲自适而不可。<text:line-break/>凤皇既受诒兮，恐高辛之先我。<text:line-break/>欲远集而无所止兮，聊浮游以逍遥。<text:line-break/>及少康之未家兮，留有虞之二姚。<text:line-break/>理弱而媒拙兮，恐导言之不固。<text:line-break/>世溷浊而嫉贤兮，好蔽美而称恶。<text:line-break/>闺中既以邃远兮，哲王又不寤。<text:line-break/>怀朕情而不发兮，余焉能忍而与此终古？<text:line-break/>索琼茅以筳篿兮，命灵氛为余占之。<text:line-break/>曰：「两美其必合兮，孰信修而慕之？<text:line-break/>思九州之博大兮，岂惟是其有女？」<text:line-break/>曰：「勉远逝而无狐疑兮，孰求美而释女？<text:line-break/>何所独无芳草兮，尔何怀乎故宇？」<text:line-break/>世幽昧以昡曜兮，孰云察余之善恶？<text:line-break/>民好恶其不同兮，惟此党人其独异！<text:line-break/>户服艾以盈要兮，谓幽兰其不可佩。<text:line-break/>览察草木其犹未得兮，岂珵美之能当？<text:line-break/>苏粪壤以充祎兮，谓申椒其不芳。<text:line-break/>欲从灵氛之吉占兮，心犹豫而狐疑。<text:line-break/>巫咸将夕降兮，怀椒糈而要之。<text:line-break/>百神翳其备降兮，九疑缤其并迎。<text:line-break/>皇剡剡其扬灵兮，告余以吉故。<text:line-break/>曰：「勉升降以上下兮，求矩矱之所同。<text:line-break/>汤、禹俨而求合兮，挚、咎繇而能调。<text:line-break/>苟中情其好修兮，又何必用夫行媒？<text:line-break/>说操筑于傅岩兮，武丁用而不疑。<text:line-break/>吕望之鼓刀兮，遭周文而得举。<text:line-break/>宁戚之讴歌兮，齐桓闻以该辅。<text:line-break/>及年岁之未晏兮，时亦犹其未央。<text:line-break/>恐鹈鴃之先鸣兮，使夫百草为之不芳。」<text:line-break/>何琼佩之偃蹇兮，众薆然而蔽之。<text:line-break/>惟此党人之不谅兮，恐嫉妒而折之。<text:line-break/>时缤纷其变易兮，又何可以淹留？<text:line-break/>兰芷变而不芳兮，荃蕙化而为茅。<text:line-break/>何昔日之芳草兮，今直为此萧艾也？<text:line-break/>岂其有他故兮，莫好修之害也！<text:line-break/>余以兰为可恃兮，羌无实而容长。<text:line-break/>委厥美以从俗兮，苟得列乎众芳。<text:line-break/>椒专佞以慢慆兮，樧又欲充夫佩帏。<text:line-break/>既干进而务入兮，又何芳之能祗？<text:line-break/>固时俗之流从兮，又孰能无变化？<text:line-break/>览椒兰其若兹兮，又况揭车与江离？<text:line-break/>惟兹佩之可贵兮，委厥美而历兹。<text:line-break/>芳菲菲而难亏兮，芬至今犹未沬。<text:line-break/>和调度以自娱兮，聊浮游而求女。<text:line-break/>及余饰之方壮兮，周流观乎上下。<text:line-break/>灵氛既告余以吉占兮，历吉日乎吾将行。<text:line-break/>折琼枝以为羞兮，精琼爢以为粻。<text:line-break/>为余驾飞龙兮，杂瑶象以为车。<text:line-break/>何离心之可同兮？吾将远逝以自疏。<text:line-break/>邅吾道夫昆仑兮，路修远以周流。<text:line-break/>扬云霓之晻蔼兮，鸣玉鸾之啾啾。<text:line-break/>朝发轫于天津兮，夕余至乎西极。<text:line-break/>凤皇翼其承旗兮，高翱翔之翼翼。<text:line-break/>忽吾行此流沙兮，遵赤水而容与。<text:line-break/>麾蛟龙使梁津兮，诏西皇使涉予。<text:line-break/>路修远以多艰兮，腾众车使径待。<text:line-break/>路不周以左转兮，指西海以为期。<text:line-break/>屯余车其千乘兮，齐玉轪而并驰。<text:line-break/>驾八龙之婉婉兮，载云旗之委蛇。<text:line-break/>抑志而弭节兮，神高驰之邈邈。<text:line-break/>奏《九歌》而舞《韶》兮，聊假日以媮乐。<text:line-break/>陟升皇之赫戏兮，忽临睨夫旧乡。<text:line-break/>仆夫悲余马怀兮，蜷局顾而不行。<text:line-break/>乱曰：已矣哉！<text:line-break/>国无人莫我知兮，又何怀乎故都！<text:line-break/>既莫足与为美政兮，吾将从彭咸之所居！</text:p>
      <text:p text:style-name="Text_20_body"/>
      <text:p text:style-name="Text_20_body"/>
      <text:h text:style-name="Heading_20_2" text:outline-level="2"><text:bookmark-start text:name="header-n11"/>九歌<text:bookmark-end text:name="header-n11"/></text:h>
      <text:p text:style-name="First_20_paragraph"><text:span text:style-name="T1">屈原</text:span></text:p>
      <text:p text:style-name="Text_20_body"/>
      <text:p text:style-name="Text_20_body"/>
      <text:h text:style-name="Heading_20_3" text:outline-level="3"><text:bookmark-start text:name="header-n16"/>东皇太一<text:bookmark-end text:name="header-n16"/></text:h>
      <text:p text:style-name="First_20_paragraph">吉日兮辰良，穆将愉兮上皇；<text:line-break/>抚长剑兮玉珥，璆锵鸣兮琳琅；<text:line-break/>瑶席兮玉瑱，盍将把兮琼芳；<text:line-break/>蕙肴蒸兮兰藉，奠桂酒兮椒浆；<text:line-break/>扬枹兮拊鼓，疏缓节兮安歌；<text:line-break/>陈竽瑟兮浩倡；<text:line-break/>灵偃蹇兮姣服，芳菲菲兮满堂；<text:line-break/>五音纷兮繁会，君欣欣兮乐康。</text:p>
      <text:p text:style-name="Text_20_body"/>
      <text:p text:style-name="Text_20_body"/>
      <text:h text:style-name="Heading_20_3" text:outline-level="3"><text:bookmark-start text:name="header-n21"/>云中君<text:bookmark-end text:name="header-n21"/></text:h>
      <text:p text:style-name="First_20_paragraph">浴兰汤兮沐芳，华采衣兮若英；<text:line-break/>灵连蜷兮既留，烂昭昭兮未央；<text:line-break/>謇将憺兮寿宫，与日月兮齐光；<text:line-break/>龙驾兮帝服，聊翱游兮周章；<text:line-break/>灵皇皇兮既降，猋远举兮云中；<text:line-break/>览冀洲兮有余，横四海兮焉穷；<text:line-break/>思夫君兮太息，极劳心兮忡忡；</text:p>
      <text:p text:style-name="Text_20_body"/>
      <text:p text:style-name="Text_20_body"/>
      <text:h text:style-name="Heading_20_3" text:outline-level="3"><text:bookmark-start text:name="header-n26"/>湘君<text:bookmark-end text:name="header-n26"/></text:h>
      <text:p text:style-name="First_20_paragraph">君不行兮夷犹，蹇谁留兮中洲；<text:line-break/>美要眇兮宜修，沛吾乘兮桂舟；<text:line-break/>令沅湘兮无波，使江水兮安流；<text:line-break/>望夫君兮未来，吹参差兮谁思；<text:line-break/>驾飞龙兮北征，邅吾道兮洞庭；<text:line-break/>薜荔柏兮蕙绸，荪桡兮兰旌；<text:line-break/>望涔阳兮极浦，横大江兮扬灵；<text:line-break/>扬灵兮未极，女婵媛兮为余太息；<text:line-break/>横流涕兮潺湲，隐思君兮陫侧；<text:line-break/>桂棹兮兰枻，斵冰兮积雪；<text:line-break/>采薜荔兮水中，搴芙蓉兮木末；<text:line-break/>心不同兮媒劳，恩不甚兮轻绝；<text:line-break/>石濑兮浅浅，飞龙兮翩翩；<text:line-break/>交不忠兮怨长，期不信兮告余以不闲；<text:line-break/>朝骋骛兮江皋，夕弭节兮北渚；<text:line-break/>鸟次兮屋上，水周兮堂下；<text:line-break/>捐余玦兮江中，遗余佩兮醴浦；<text:line-break/>采芳洲兮杜若，将以遗兮下女；<text:line-break/>时不可兮再得，聊逍遥兮容与。</text:p>
      <text:p text:style-name="Text_20_body"/>
      <text:p text:style-name="Text_20_body"/>
      <text:h text:style-name="Heading_20_3" text:outline-level="3"><text:bookmark-start text:name="header-n31"/>湘夫人<text:bookmark-end text:name="header-n31"/></text:h>
      <text:p text:style-name="First_20_paragraph">帝子降兮北渚，目眇眇兮愁予；<text:line-break/>袅袅兮秋风，洞庭波兮木叶下；<text:line-break/>登白薠兮骋望，与佳期兮夕张；<text:line-break/>鸟何萃兮苹中，罾何为兮木上？（苹 通：蘋）<text:line-break/>沅有茝兮醴有兰，思公子兮未敢言；<text:line-break/>荒忽兮远望，观流水兮潺湲；<text:line-break/>麋何食兮庭中，蛟何为兮水裔；<text:line-break/>朝驰余马兮江皋，夕济兮西澨；<text:line-break/>闻佳人兮召余，将腾驾兮偕逝；<text:line-break/>筑室兮水中，葺之兮荷盖；<text:line-break/>荪壁兮紫坛，播芳椒兮成堂；<text:line-break/>桂栋兮兰橑，辛夷楣兮药房；<text:line-break/>罔薜荔兮为帷，擗蕙櫋兮既张；<text:line-break/>白玉兮为镇，疏石兰兮为芳；<text:line-break/>芷葺兮荷屋，缭之兮杜衡；<text:line-break/>合百草兮实庭，建芳馨兮庑门；<text:line-break/>九嶷缤兮并迎，灵之来兮如云；<text:line-break/>捐余袂兮江中，遗余褋兮醴浦；<text:line-break/>搴汀洲兮杜若，将以遗兮远者；<text:line-break/>时不可兮骤得，聊逍遥兮容与！</text:p>
      <text:p text:style-name="Text_20_body"/>
      <text:p text:style-name="Text_20_body"/>
      <text:h text:style-name="Heading_20_3" text:outline-level="3"><text:bookmark-start text:name="header-n36"/>大司命<text:bookmark-end text:name="header-n36"/></text:h>
      <text:p text:style-name="First_20_paragraph">广开兮天门，纷吾乘兮玄云；<text:line-break/>令飘风兮先驱，使涷雨兮洒尘；<text:line-break/>君回翔兮以下，逾空桑兮从女；<text:line-break/>纷总总兮九州，何寿夭兮在予；<text:line-break/>高飞兮安翔，乘清气兮御阴阳；<text:line-break/>吾与君兮齐速，导帝之兮九坑；<text:line-break/>灵衣兮被被，玉佩兮陆离；<text:line-break/>一阴兮一阳，众莫知兮余所为；<text:line-break/>折疏麻兮瑶华，将以遗兮离居；<text:line-break/>老冉冉兮既极，不寖近兮愈疏；<text:line-break/>乘龙兮辚辚，高驰兮冲天；<text:line-break/>结桂枝兮延伫，羌愈思兮愁人；<text:line-break/>愁人兮奈何，愿若今兮无亏；<text:line-break/>固人命兮有当，孰离合兮何为？</text:p>
      <text:p text:style-name="Text_20_body"/>
      <text:p text:style-name="Text_20_body"/>
      <text:h text:style-name="Heading_20_3" text:outline-level="3"><text:bookmark-start text:name="header-n41"/>少司命<text:bookmark-end text:name="header-n41"/></text:h>
      <text:p text:style-name="First_20_paragraph">秋兰兮麋芜，罗生兮堂下；<text:line-break/>绿叶兮素华，芳菲菲兮袭予；<text:line-break/>夫人兮自有美子，荪何以兮愁苦；<text:line-break/>秋兰兮青青，绿叶兮紫茎；<text:line-break/>满堂兮美人，忽独与余兮目成；<text:line-break/>入不言兮出不辞，乘回风兮载云旗；<text:line-break/>悲莫悲兮生别离，乐莫乐兮新相知；<text:line-break/>荷衣兮蕙带，儵而来兮忽而逝；<text:line-break/>夕宿兮帝郊，君谁须兮云之际；<text:line-break/>与女沐兮咸池，曦女发兮阳之阿；<text:line-break/>望美人兮未来，临风怳兮浩歌；<text:line-break/>孔盖兮翠旌，登九天兮抚彗星；<text:line-break/>竦长剑兮拥幼艾，荪独宜兮为民正。</text:p>
      <text:p text:style-name="Text_20_body"/>
      <text:p text:style-name="Text_20_body"/>
      <text:h text:style-name="Heading_20_3" text:outline-level="3"><text:bookmark-start text:name="header-n46"/>东君<text:bookmark-end text:name="header-n46"/></text:h>
      <text:p text:style-name="First_20_paragraph">暾将出兮东方，照吾槛兮扶桑；<text:line-break/>抚余马兮安驱，夜皎皎兮既明；<text:line-break/>驾龙輈兮乘雷，载云旗兮委蛇；<text:line-break/>长太息兮将上，心低徊兮顾怀；<text:line-break/>羌声色兮娱人，观者儋兮忘归；<text:line-break/>縆瑟兮交鼓，萧钟兮瑶簴；<text:line-break/>鸣篪兮吹竽，思灵保兮贤姱；<text:line-break/>翾飞兮翠曾，展诗兮会舞；<text:line-break/>应律兮合节，灵之来兮敝日；<text:line-break/>青云衣兮白霓裳，举长矢兮射天狼；<text:line-break/>操余弧兮反沦降，援北斗兮酌桂浆；<text:line-break/>撰余辔兮高驰翔，杳冥冥兮以东行。</text:p>
      <text:p text:style-name="Text_20_body"/>
      <text:p text:style-name="Text_20_body"/>
      <text:h text:style-name="Heading_20_3" text:outline-level="3"><text:bookmark-start text:name="header-n51"/>河伯<text:bookmark-end text:name="header-n51"/></text:h>
      <text:p text:style-name="First_20_paragraph">与女游兮九河，冲风起兮水扬波；<text:line-break/>乘水车兮荷盖，驾两龙兮骖螭；<text:line-break/>登昆仑兮四望，心飞扬兮浩荡；<text:line-break/>日将暮兮怅忘归，惟极浦兮寤怀；<text:line-break/>鱼鳞屋兮龙堂，紫贝阙兮珠宫；<text:line-break/>灵何惟兮水中；<text:line-break/>乘白鼋兮逐文鱼，与女游兮河之渚；<text:line-break/>流澌纷兮将来下；<text:line-break/>子交手兮东行，送美人兮南浦；<text:line-break/>波滔滔兮来迎，鱼鳞鳞兮媵予。</text:p>
      <text:p text:style-name="Text_20_body"/>
      <text:p text:style-name="Text_20_body"/>
      <text:h text:style-name="Heading_20_3" text:outline-level="3"><text:bookmark-start text:name="header-n56"/>山鬼<text:bookmark-end text:name="header-n56"/></text:h>
      <text:p text:style-name="First_20_paragraph">若有人兮山之阿，被薜荔兮带女萝；<text:line-break/>既含睇兮又宜笑，子慕予兮善窈窕；<text:line-break/>乘赤豹兮从文狸，辛夷车兮结桂旗；<text:line-break/>被石兰兮带杜衡，折芳馨兮遗所思；<text:line-break/>余处幽篁兮终不见天，路险难兮独后来；<text:line-break/>表独立兮山之上，云容容兮而在下；<text:line-break/>杳冥冥兮羌昼晦，东风飘兮神灵雨；<text:line-break/>留灵修兮憺忘归，岁既晏兮孰华予；<text:line-break/>采三秀兮于山间，石磊磊兮葛蔓蔓；<text:line-break/>怨公子兮怅忘归，君思我兮不得闲；<text:line-break/>山中人兮芳杜若，饮石泉兮荫松柏；<text:line-break/>君思我兮然疑作；<text:line-break/>雷填填兮雨冥冥，猿啾啾兮狖夜鸣；<text:line-break/>风飒飒兮木萧萧，思公子兮徒离忧。</text:p>
      <text:p text:style-name="Text_20_body"/>
      <text:p text:style-name="Text_20_body"/>
      <text:h text:style-name="Heading_20_3" text:outline-level="3"><text:bookmark-start text:name="header-n61"/>国殇<text:bookmark-end text:name="header-n61"/></text:h>
      <text:p text:style-name="First_20_paragraph">操吴戈兮被犀甲，车错毂兮短兵接；<text:line-break/>旌蔽日兮敌若云，矢交坠兮士争先；<text:line-break/>凌余阵兮躐余行，左骖殪兮右刃伤；<text:line-break/>霾两轮兮絷四马，援玉枹兮击鸣鼓；<text:line-break/>天时怼兮威灵怒，严杀尽兮弃原野；<text:line-break/>出不入兮往不反，平原忽兮路超远；<text:line-break/>带长剑兮挟秦弓，首身离兮心不惩；<text:line-break/>诚既勇兮又以武，终刚强兮不可凌；<text:line-break/>身既死兮神以灵，魂魄毅兮为鬼雄。</text:p>
      <text:p text:style-name="Text_20_body"/>
      <text:p text:style-name="Text_20_body"/>
      <text:h text:style-name="Heading_20_3" text:outline-level="3"><text:bookmark-start text:name="header-n66"/>礼魂<text:bookmark-end text:name="header-n66"/></text:h>
      <text:p text:style-name="First_20_paragraph">成礼兮会鼓，传芭兮代舞；<text:line-break/>姱女倡兮容与；<text:line-break/>春兰兮秋菊，长无绝兮终古。</text:p>
      <text:p text:style-name="Text_20_body"/>
      <text:p text:style-name="Text_20_body"/>
      <text:h text:style-name="Heading_20_2" text:outline-level="2"><text:bookmark-start text:name="header-n70"/>天问<text:bookmark-end text:name="header-n70"/></text:h>
      <text:p text:style-name="First_20_paragraph"><text:span text:style-name="T1">屈原</text:span></text:p>
      <text:p text:style-name="Text_20_body">曰：遂古之初，谁传道之？<text:line-break/>上下未形，何由考之？<text:line-break/>冥昭瞢暗，谁能极之？<text:line-break/>冯翼惟象，何以识之？<text:line-break/>明明暗暗，惟时何为？<text:line-break/>阴阳三合，何本何化？<text:line-break/>圜则九重，孰营度之？<text:line-break/>惟兹何功，孰初作之？<text:line-break/>斡维焉系，天极焉加？<text:line-break/>八柱何当，东南何亏？<text:line-break/>九天之际，安放安属？<text:line-break/>隅隈多有，谁知其数？<text:line-break/>天何所沓？十二焉分？<text:line-break/>日月安属？列星安陈？<text:line-break/>出自汤谷，次于蒙汜。<text:line-break/>自明及晦，所行几里？<text:line-break/>夜光何德，死则又育？<text:line-break/>厥利维何，而顾菟在腹？<text:line-break/>女岐无合，夫焉取九子？<text:line-break/>伯强何处？惠气安在？<text:line-break/>何阖而晦？何开而明？<text:line-break/>角宿未旦，曜灵安藏？<text:line-break/>不任汩鸿，师何以尚之？<text:line-break/>佥曰“何忧，何不课而行之？”<text:line-break/>鸱龟曳衔，鲧何听焉？<text:line-break/>顺欲成功，帝何刑焉？<text:line-break/>永遏在羽山，夫何三年不施？<text:line-break/>伯禹愎鲧，夫何以变化？<text:line-break/>纂就前绪，遂成考功。<text:line-break/>何续初继业，而厥谋不同？<text:line-break/>洪泉极深，何以窴之？<text:line-break/>地方九则，何以坟之？<text:line-break/>河海应龙？何尽何历？<text:line-break/>鲧何所营？禹何所成？<text:line-break/>康回冯怒，墬何故以东南倾？<text:line-break/>九州安错？川谷何洿？<text:line-break/>东流不溢，孰知其故？<text:line-break/>东西南北，其修孰多？<text:line-break/>南北顺椭，其衍几何？<text:line-break/>昆仑悬圃，其尻安在？<text:line-break/>增城九重，其高几里？<text:line-break/>四方之门，其谁从焉？<text:line-break/>西北辟启，何气通焉？<text:line-break/>日安不到？烛龙何照？<text:line-break/>羲和之未扬，若华何光？<text:line-break/>何所冬暖？何所夏寒？<text:line-break/>焉有石林？何兽能言？<text:line-break/>焉有虬龙，负熊以游？<text:line-break/>雄虺九首，鯈忽焉在？<text:line-break/>何所不死？长人何守？<text:line-break/>靡蓱九衢，枲华安居？<text:line-break/>灵蛇吞象，厥大何如？<text:line-break/>黑水玄趾，三危安在？<text:line-break/>延年不死，寿何所止？<text:line-break/>鲮鱼何所？鬿堆焉处？<text:line-break/>羿焉彃日？乌焉解羽？<text:line-break/>禹之力献功，降省下土四方。<text:line-break/>焉得彼嵞山女，而通之於台桑？<text:line-break/>闵妃匹合，厥身是继。<text:line-break/>胡维嗜不同味，而快鼌饱？<text:line-break/>启代益作后，卒然离蠥。<text:line-break/>何启惟忧，而能拘是达？<text:line-break/>皆归射鞫，而无害厥躬。<text:line-break/>何后益作革，而禹播降？<text:line-break/>启棘宾商，《九辨》《九歌》。<text:line-break/>何勤子屠母，而死分竟地？<text:line-break/>帝降夷羿，革孽夏民。<text:line-break/>胡射夫河伯，而妻彼雒嫔？<text:line-break/>冯珧利决，封豨是射。<text:line-break/>何献蒸肉之膏，而后帝不若？<text:line-break/>浞娶纯狐，眩妻爰谋。<text:line-break/>何羿之射革，而交吞揆之？<text:line-break/>阻穷西征，岩何越焉？<text:line-break/>化而为黄熊，巫何活焉？<text:line-break/>咸播秬黍，莆雚是营。<text:line-break/>何由并投，而鲧疾修盈？<text:line-break/>白蜺婴茀，胡为此堂？<text:line-break/>安得夫良药，不能固臧？<text:line-break/>天式从横，阳离爰死。<text:line-break/>大鸟何鸣，夫焉丧厥体？<text:line-break/>蓱号起雨，何以兴之？<text:line-break/>撰体协胁，鹿何膺之？<text:line-break/>鳌戴山抃，何以安之？<text:line-break/>释舟陵行，何之迁之？<text:line-break/>惟浇在户，何求于嫂？<text:line-break/>何少康逐犬，而颠陨厥首？<text:line-break/>女歧缝裳，而馆同爰止。<text:line-break/>何颠易厥首，而亲以逢殆？<text:line-break/>汤谋易旅，何以厚之？<text:line-break/>覆舟斟寻，何道取之？<text:line-break/>桀伐蒙山，何所得焉？<text:line-break/>妺嬉何肆，汤何殛焉？<text:line-break/>舜闵在家，父何以鳏？<text:line-break/>尧不姚告，二女何亲？<text:line-break/>厥萌在初，何所亿焉？<text:line-break/>璜台十成，谁所极焉？<text:line-break/>登立为帝，孰道尚之？<text:line-break/>女娲有体，孰制匠之？<text:line-break/>舜服厥弟，终然为害。<text:line-break/>何肆犬豕，而厥身不危败？<text:line-break/>吴获迄古，南岳是止。<text:line-break/>孰期去斯，得两男子？<text:line-break/>缘鹄饰玉，后帝是飨。<text:line-break/>何承谋夏桀，终以灭丧？<text:line-break/>帝乃降观，下逢伊挚。<text:line-break/>何条放致罚，而黎服大说？<text:line-break/>简狄在台，喾何宜？<text:line-break/>玄鸟致贻，女何喜？<text:line-break/>该秉季德，厥父是臧。<text:line-break/>胡终弊于有扈，牧夫牛羊？<text:line-break/>干协时舞，何以怀之？<text:line-break/>平胁曼肤，何以肥之？<text:line-break/>有扈牧竖，云何而逢？<text:line-break/>击床先出，其命何从？<text:line-break/>恒秉季德，焉得夫朴牛？<text:line-break/>何往营班禄，不但还来？<text:line-break/>昏微循迹，有狄不宁。<text:line-break/>何繁鸟萃棘，负子肆情？<text:line-break/>眩弟并淫，危害厥兄。<text:line-break/>何变化以作诈，而后嗣逢长？<text:line-break/>成汤东巡，有莘爰极。<text:line-break/>何乞彼小臣，而吉妃是得？<text:line-break/>水滨之木，得彼小子。<text:line-break/>夫何恶之，媵有莘之妇？<text:line-break/>汤出重泉，夫何辠尤？<text:line-break/>不胜心伐帝，夫谁使挑之？<text:line-break/>会朝争盟，何践吾期？<text:line-break/>苍鸟群飞，孰使萃之？<text:line-break/>列击纣躬，叔旦不嘉。<text:line-break/>何亲揆发足，周之命以咨嗟？<text:line-break/>授殷天下，其位安施？<text:line-break/>反成乃亡，其罪伊何？<text:line-break/>争遣伐器，何以行之？<text:line-break/>并驱击翼，何以将之？<text:line-break/>昭后成游，南土爰底。<text:line-break/>厥利惟何，逢彼白雉？<text:line-break/>穆王巧梅，夫何为周流？<text:line-break/>环理天下，夫何索求？<text:line-break/>妖夫曳炫，何号于市？<text:line-break/>周幽谁诛？焉得夫褒姒？<text:line-break/>天命反侧，何罚何佑？<text:line-break/>齐桓九会，卒然身杀。<text:line-break/>彼王纣之躬，孰使乱惑？<text:line-break/>何恶辅弼，谗谄是服？<text:line-break/>比干何逆，而抑沈之？<text:line-break/>雷开阿顺，而赐封之？<text:line-break/>何圣人之一德，卒其异方？<text:line-break/>梅伯受醢，箕子详狂？<text:line-break/>稷维元子，帝何竺之？<text:line-break/>投之于冰上，鸟何燠之？<text:line-break/>何冯弓挟矢，殊能将之？<text:line-break/>既惊帝切激，何逢长之？<text:line-break/>伯昌号衰，秉鞭作牧。<text:line-break/>何令彻彼岐社，命有殷国？<text:line-break/>迁藏就岐，何能依？<text:line-break/>殷有惑妇，何所讥？<text:line-break/>受赐兹醢，西伯上告。<text:line-break/>何亲就上帝罚，殷之命以不救？<text:line-break/>师望在肆，昌何识？<text:line-break/>鼓刀扬声，后何喜？<text:line-break/>武发杀殷，何所悒？<text:line-break/>载尸集战，何所急？<text:line-break/>伯林雉经，维其何故？<text:line-break/>何感天抑墬，夫谁畏惧？<text:line-break/>皇天集命，惟何戒之？<text:line-break/>受礼天下，又使至代之？<text:line-break/>初汤臣挚，后兹承辅。<text:line-break/>何卒官汤，尊食宗绪？<text:line-break/>勋阖梦生，少离散亡。<text:line-break/>何壮武历，能流厥严？<text:line-break/>彭铿斟雉，帝何飨？<text:line-break/>受寿永多，夫何久长？<text:line-break/>中央共牧，后何怒？<text:line-break/>蜂蛾微命，力何固？<text:line-break/>惊女采薇，鹿何佑？<text:line-break/>北至回水，萃何喜？<text:line-break/>兄有噬犬，弟何欲？<text:line-break/>易之以百两，卒无禄？<text:line-break/>薄暮雷电，归何忧？<text:line-break/>厥严不奉，帝何求？<text:line-break/>伏匿穴处，爰何云？<text:line-break/>荆勋作师，夫何长？<text:line-break/>悟过改更，我又何言？<text:line-break/>吴光争国，久余是胜。<text:line-break/>何环穿自闾社丘陵，爰出子文？<text:line-break/>吾告堵敖以不长。<text:line-break/>何试上自予，忠名弥彰？</text:p>
      <text:p text:style-name="Text_20_body"/>
      <text:p text:style-name="Text_20_body"/>
      <text:h text:style-name="Heading_20_2" text:outline-level="2"><text:bookmark-start text:name="header-n75"/>九章<text:bookmark-end text:name="header-n75"/></text:h>
      <text:p text:style-name="First_20_paragraph"><text:span text:style-name="T1">屈原</text:span></text:p>
      <text:p text:style-name="Text_20_body"/>
      <text:p text:style-name="Text_20_body"/>
      <text:h text:style-name="Heading_20_3" text:outline-level="3"><text:bookmark-start text:name="header-n80"/>惜诵<text:bookmark-end text:name="header-n80"/></text:h>
      <text:p text:style-name="First_20_paragraph">惜诵以致愍兮，发愤以抒情。<text:line-break/>所作忠而言之兮，指苍天以为正。<text:line-break/>令五帝使折中兮，戒六神与向服。<text:line-break/>俾山川以备御兮，命咎繇使听直。<text:line-break/>竭忠诚而事君兮，反离群而赘肬。<text:line-break/>忘儇媚以背众兮，待明君其知之。<text:line-break/>言与行其可迹兮，情与貌其不变。<text:line-break/>故相臣莫若君兮，所以证之不远。<text:line-break/>吾谊先君而后身兮，羌众人之所仇也。<text:line-break/>专惟君而无他兮，又众兆之所雠也。<text:line-break/>壹心而不豫兮，羌无可保也。<text:line-break/>疾亲君而无他兮，有招祸之道也。<text:line-break/>思君其莫我忠兮，忽忘身之贱贫。<text:line-break/>事君而不贰兮，迷不知宠之门。<text:line-break/>患何罪以遇罚兮，亦非余之所志也。<text:line-break/>行不群以巅越兮，又众兆之所咍也。<text:line-break/>纷逢尤以离谤兮，謇不可释也。<text:line-break/>情沉抑而不达兮，又蔽而莫之白也。<text:line-break/>心郁邑余侘傺兮，又莫察余之中情。<text:line-break/>固烦言不可结而诒兮，愿陈志而无路。<text:line-break/>退静默而莫余知兮，进号呼又莫吾闻。<text:line-break/>申侘傺之烦惑兮，中闷瞀之忳忳。<text:line-break/>昔余梦登天兮，魂中道而无杭。<text:line-break/>吾使厉神占之兮，曰有志极而无旁。<text:line-break/>终危独以离异兮，曰君可思而不可恃。<text:line-break/>故众口其铄金兮，初若是而逢殆。<text:line-break/>惩于羹者而吹齑兮，何不变此志也？<text:line-break/>欲释阶而登天兮，犹有曩之态也。<text:line-break/>众骇遽以离心兮，又何以为此伴也？<text:line-break/>同极而异路兮，又何以为此援也？<text:line-break/>晋申生之孝子兮，父信谗而不好。<text:line-break/>行婞直而不豫兮，鲧功用而不就。<text:line-break/>吾闻作忠以造怨兮，忽谓之过言。<text:line-break/>九折臂而成医兮，吾至今而知其信然。<text:line-break/>矰弋机而在上兮，罻罗张而在下。<text:line-break/>设张辟以娱君兮，愿侧身而无所。<text:line-break/>欲儃徊以干傺兮，恐重患而离尤。<text:line-break/>欲高飞而远集兮，君罔谓汝何之？<text:line-break/>欲横奔而失路兮，盖志坚而不忍。<text:line-break/>背膺牉以交痛兮，心郁结而纡轸。<text:line-break/>擣木兰以矫蕙兮，糳申椒以为粮。<text:line-break/>播江离与滋菊兮，愿春日以为糗芳。<text:line-break/>恐情质之不信兮，故重著以自明。<text:line-break/>矫兹媚以私处兮，愿曾思而远身。</text:p>
      <text:p text:style-name="Text_20_body"/>
      <text:p text:style-name="Text_20_body"/>
      <text:h text:style-name="Heading_20_3" text:outline-level="3"><text:bookmark-start text:name="header-n85"/>涉江<text:bookmark-end text:name="header-n85"/></text:h>
      <text:p text:style-name="First_20_paragraph">余幼好此奇服兮，年既老而不衰。<text:line-break/>带长铗之陆离兮，冠切云之崔嵬，<text:line-break/>被明月兮佩宝璐。<text:line-break/>世混浊而莫余知兮，吾方高驰而不顾。<text:line-break/>驾青虬兮骖白螭，吾与重华游兮瑶之圃。<text:line-break/>登昆仑兮食玉英，与天地兮同寿，<text:line-break/>与日月兮同光。<text:line-break/>哀南夷之莫吾知兮，旦余济乎江湘。<text:line-break/>乘鄂渚而反顾兮，欸秋冬之绪风。<text:line-break/>步余马兮山皋，邸余车兮方林。<text:line-break/>乘舲船余上沅兮，齐吴榜以击汰。<text:line-break/>船容与而不进兮，淹回水而疑滞。<text:line-break/>朝发枉渚兮，夕宿辰阳。<text:line-break/>苟余心其端直兮，虽僻远之何伤。<text:line-break/>入溆浦余儃徊兮，迷不知吾所如。<text:line-break/>深林杳以冥冥兮，乃猿狖之所居。<text:line-break/>山峻高以蔽日兮，下幽晦以多雨。<text:line-break/>霰雪纷其无垠兮，云霏霏而承宇。<text:line-break/>哀吾生之无乐兮，幽独处乎山中。<text:line-break/>吾不能变心而从俗兮，固将愁苦而终穷。<text:line-break/>接舆髡首兮，桑扈臝行。<text:line-break/>忠不必用兮，贤不必以。<text:line-break/>伍子逢殃兮，比干菹醢。<text:line-break/>与前世而皆然兮，吾又何怨乎今之人！<text:line-break/>余将董道而不豫兮，固将重昏而终身！<text:line-break/>乱曰：鸾鸟凤皇，日以远兮。<text:line-break/>燕雀乌鹊，巢堂坛兮。<text:line-break/>露申辛夷，死林薄兮。<text:line-break/>腥臊并御，芳不得薄兮。<text:line-break/>阴阳易位，时不当兮。<text:line-break/>怀信佗傺，忽乎吾将行兮！</text:p>
      <text:p text:style-name="Text_20_body"/>
      <text:p text:style-name="Text_20_body"/>
      <text:h text:style-name="Heading_20_3" text:outline-level="3"><text:bookmark-start text:name="header-n90"/>哀郢<text:bookmark-end text:name="header-n90"/></text:h>
      <text:p text:style-name="First_20_paragraph">皇天之不纯命兮，何百姓之震愆？<text:line-break/>民离散而相失兮，方仲春而东迁。<text:line-break/>去故乡而就远兮，遵江夏以流亡。<text:line-break/>出国门而轸怀兮，甲之鼂吾以行。<text:line-break/>发郢都而去闾兮，怊荒忽其焉极？<text:line-break/>楫齐扬以容与兮，哀见君而不再得。<text:line-break/>望长楸而太息兮，涕淫淫其若霰。<text:line-break/>过夏首而西浮兮，顾龙门而不见。<text:line-break/>心婵媛而伤怀兮，眇不知其所蹠。<text:line-break/>顺风波以从流兮，焉洋洋而为客。<text:line-break/>凌阳侯之汜滥兮，忽翱翔之焉薄。<text:line-break/>心絓结而不解兮，思蹇产而不释。<text:line-break/>将运舟而下浮兮，上洞庭而下江。<text:line-break/>去终古之所居兮，今逍遥而来东。<text:line-break/>羌灵魂之欲归兮，何须臾而忘反。<text:line-break/>背夏浦而西思兮，哀故都之日远。<text:line-break/>登大坟以远望兮，聊以舒吾忧心。<text:line-break/>哀州土之平乐兮，悲江介之遗风。<text:line-break/>当陵阳之焉至兮，淼南渡之焉如？<text:line-break/>曾不知夏之为丘兮，孰两东门之可芜？<text:line-break/>心不怡之长久兮，忧与愁其相接。<text:line-break/>惟郢路之辽远兮，江与夏之不可涉。<text:line-break/>忽若不信兮，至今九年而不复。<text:line-break/>惨郁郁而不通兮，蹇侘傺而含慼。<text:line-break/>外承欢之汋约兮，谌荏弱而难持。<text:line-break/>忠湛湛而愿进兮，妒被离而鄣之。<text:line-break/>尧舜之抗行兮，瞭杳杳而薄天。<text:line-break/>众谗人之嫉妒兮，被以不慈之伪名。<text:line-break/>憎愠惀之修美兮，好夫人之慷慨。<text:line-break/>众踥蹀而日进兮，美超远而逾迈。<text:line-break/>乱曰：<text:line-break/>曼余目以流观兮，冀一反之何时？<text:line-break/>鸟飞反故乡兮，狐死必首丘。<text:line-break/>信非吾罪而弃逐兮，何日夜而忘之？</text:p>
      <text:p text:style-name="Text_20_body"/>
      <text:p text:style-name="Text_20_body"/>
      <text:h text:style-name="Heading_20_3" text:outline-level="3"><text:bookmark-start text:name="header-n95"/>抽思<text:bookmark-end text:name="header-n95"/></text:h>
      <text:p text:style-name="First_20_paragraph">心郁郁之忧思兮，独永叹乎增伤。<text:line-break/>思蹇产之不释兮，曼遭夜之方长。<text:line-break/>悲秋风之动容兮，何回极之浮浮。<text:line-break/>数惟荪之多怒兮，伤余心之忧忧。<text:line-break/>愿摇起而横奔兮，览民尤以自镇。<text:line-break/>结微情以陈词兮，矫以遗夫美人。<text:line-break/>昔君与我诚言兮，曰黄昏以为期。<text:line-break/>羌中道而回畔兮，反既有此他志。<text:line-break/>憍吾以其美好兮，览余以其修姱。<text:line-break/>与余言而不信兮，盖为余而造怒。<text:line-break/>愿承閒而自察兮，心震悼而不敢。<text:line-break/>悲夷犹而冀进兮，心怛伤之憺憺。<text:line-break/>兹历情以陈辞兮，荪详聋而不闻。<text:line-break/>固切人之不媚兮，众果以我为患。<text:line-break/>初吾所陈之耿著兮，岂至今其庸亡？<text:line-break/>何独乐斯之謇謇兮？愿荪美之可光。<text:line-break/>望三王以为像兮，指彭咸以为仪。<text:line-break/>夫何极而不至兮，故远闻而难亏。<text:line-break/>善不由外来兮，名不可以虚作。<text:line-break/>孰无施而有报兮，孰不实而有获？<text:line-break/>少歌曰：<text:line-break/>与美人抽思兮，并日夜而无正。<text:line-break/>憍吾以其美好兮，敖朕辞而不听。<text:line-break/>倡曰：有鸟自南兮，来集汉北。<text:line-break/>好姱佳丽兮，牉独处此异域。<text:line-break/>惸茕独而不群兮，又无良媒在其侧。<text:line-break/>道卓远而日忘兮，愿自申而不得。<text:line-break/>望北山而流涕兮，临流水而太息。<text:line-break/>望孟夏之短夜兮，何晦明之若岁？<text:line-break/>惟郢路之辽远兮，魂一夕而九逝。<text:line-break/>曾不知路之曲直兮，南指月与列星。<text:line-break/>愿径逝而未得兮，魂识路之营营。<text:line-break/>何灵魂之信直兮，人之心不与吾心同！<text:line-break/>理弱而媒不通兮，尚不知余之从容。<text:line-break/>乱曰：<text:line-break/>长濑湍流，溯江潭兮。<text:line-break/>狂顾南行，聊以娱心兮。<text:line-break/>轸石崴嵬，蹇吾愿兮。<text:line-break/>超回志度，行隐进兮。<text:line-break/>低徊夷犹，宿北姑兮。<text:line-break/>烦冤瞀容，实沛徂兮。<text:line-break/>愁叹苦神，灵遥思兮。<text:line-break/>路远处幽，又无行媒兮。<text:line-break/>道思作颂，聊以自救兮。<text:line-break/>忧心不遂，斯言谁告兮。</text:p>
      <text:p text:style-name="Text_20_body"/>
      <text:p text:style-name="Text_20_body"/>
      <text:h text:style-name="Heading_20_3" text:outline-level="3"><text:bookmark-start text:name="header-n100"/>怀沙<text:bookmark-end text:name="header-n100"/></text:h>
      <text:p text:style-name="First_20_paragraph">滔滔孟夏兮，草木莽莽。<text:line-break/>伤怀永哀兮，汩徂南土。<text:line-break/>眴兮杳杳，孔静幽默。<text:line-break/>郁结纡轸兮，离慜而长鞠。<text:line-break/>抚情效志兮，冤屈而自抑。<text:line-break/>刓方以为圜兮，常度未替。<text:line-break/>易初本迪兮，君子所鄙。<text:line-break/>章画志墨兮，前图未改。<text:line-break/>内厚质正兮，大人所盛。<text:line-break/>巧倕不斲兮，孰察其拨正。<text:line-break/>玄文处幽兮，矇瞍谓之不章；<text:line-break/>离娄微睇兮，瞽以为无明。<text:line-break/>变白以为黑兮，倒上以为下。<text:line-break/>凤皇在笯兮，鸡鹜翔舞。<text:line-break/>同糅玉石兮，一概而相量。<text:line-break/>夫惟党人之鄙固兮，羌不知余之所臧。<text:line-break/>任重载盛兮，陷滞而不济。<text:line-break/>怀瑾握瑜兮，穷不知所示。<text:line-break/>邑犬之群吠兮，吠所怪也。<text:line-break/>非俊疑杰兮，固庸态也。<text:line-break/>文质疏内兮，众不知余之异采。<text:line-break/>材朴委积兮，莫知余之所有。<text:line-break/>重仁袭义兮，谨厚以为丰。<text:line-break/>重华不可遌兮，孰知余之从容！<text:line-break/>古固有不并兮，岂知其何故也？<text:line-break/>汤禹久远兮，邈而不可慕也？<text:line-break/>惩违改忿兮，抑心而自强。<text:line-break/>离慜而不迁兮，愿志之有像。<text:line-break/>进路北次兮，日昧昧其将暮。<text:line-break/>舒忧娱哀兮，限之以大故。<text:line-break/>乱曰：<text:line-break/>浩浩沅湘，分流汩兮。<text:line-break/>修路幽蔽，道远忽兮。<text:line-break/>怀质抱情，独无匹兮。<text:line-break/>伯乐既没，骥焉程兮。<text:line-break/>民生禀命，各有所错兮。<text:line-break/>定心广志，余何所畏惧兮？<text:line-break/>曾伤爰哀，永叹喟兮。<text:line-break/>世浑浊莫吾知，人心不可谓兮。<text:line-break/>知死不可让，愿勿爱兮。<text:line-break/>明告君子，吾将以为类兮。</text:p>
      <text:p text:style-name="Text_20_body"/>
      <text:p text:style-name="Text_20_body"/>
      <text:h text:style-name="Heading_20_3" text:outline-level="3"><text:bookmark-start text:name="header-n105"/>思美人<text:bookmark-end text:name="header-n105"/></text:h>
      <text:p text:style-name="First_20_paragraph">思美人兮，揽涕而竚眙。<text:line-break/>媒绝路阻兮，言不可结而诒。<text:line-break/>蹇蹇之烦冤兮，陷滞而不发。<text:line-break/>申旦以舒中情兮，志沉菀而莫达。<text:line-break/>愿寄言于浮云兮，遇丰隆而不将。<text:line-break/>因归鸟而致辞兮，羌迅高而难当。<text:line-break/>高辛之灵盛兮，遭玄鸟而致诒。<text:line-break/>欲变节以从俗兮，媿易初而屈志。<text:line-break/>独历年而离愍兮，羌凭心犹未化。<text:line-break/>宁隐闵而寿考兮，何变易之可为！<text:line-break/>知前辙之不遂兮，未改此度。<text:line-break/>车既覆而马颠兮，蹇独怀此异路。<text:line-break/>勒骐骥而更驾兮，造父为我操之，<text:line-break/>迁逡次而勿驱兮，聊假日以须是时。<text:line-break/>指嶓冢之西隈兮，与纁黄以为期。<text:line-break/>开春发岁兮，白日出之悠悠。<text:line-break/>吾将荡志而愉乐兮，遵江夏以娱忧。<text:line-break/>揽大薄之芳茝兮，搴长洲之宿莽。<text:line-break/>惜吾不及古人兮，吾谁与玩此芳草？<text:line-break/>解萹薄与杂菜兮，备以为交佩。<text:line-break/>佩缤纷以缭转兮，遂萎绝而离异。<text:line-break/>吾且儃徊以娱忧兮，观南人之变态。<text:line-break/>窃快在中心兮，扬厥凭而不竢。<text:line-break/>芳与泽其杂糅兮，羌芳华自中出。<text:line-break/>纷郁郁其远蒸兮，满内而外扬。<text:line-break/>情与质信可保兮，羌居蔽而闻章。<text:line-break/>令薜荔以为理兮，惮举趾而缘木。<text:line-break/>因芙蓉而为媒兮，惮褰裳而濡足。<text:line-break/>登高吾不说兮，入下吾不能。<text:line-break/>固朕形之不服兮，然容与而狐疑。<text:line-break/>广遂前画兮，未改此度也。<text:line-break/>命则处幽吾将罢兮，愿及白日之未暮也。<text:line-break/>独茕茕而南行兮，思彭咸之故也。</text:p>
      <text:p text:style-name="Text_20_body"/>
      <text:p text:style-name="Text_20_body"/>
      <text:h text:style-name="Heading_20_3" text:outline-level="3"><text:bookmark-start text:name="header-n110"/>惜往日<text:bookmark-end text:name="header-n110"/></text:h>
      <text:p text:style-name="First_20_paragraph">惜往日之曾信兮，受命诏以昭时。<text:line-break/>奉先功以照下兮，明法度之嫌疑。<text:line-break/>国富强而法立兮，属贞臣而日竢。<text:line-break/>秘密事之载心兮，虽过失犹弗治。<text:line-break/>心纯庞而不泄兮，遭谗人而嫉之。<text:line-break/>君含怒而待臣兮，不清澈其然否。<text:line-break/>蔽晦君之聪明兮，虚惑误又以欺。<text:line-break/>弗参验以考实兮，远迁臣而弗思。<text:line-break/>信谗谀之浑浊兮，盛气志而过之。<text:line-break/>何贞臣之无罪兮，被离谤而见尤。<text:line-break/>惭光景之诚信兮，身幽隐而备之。<text:line-break/>临沅湘之玄渊兮，遂自忍而沉流。<text:line-break/>卒没身而绝名兮，惜壅君之不昭。<text:line-break/>君无度而弗察兮，使芳草为薮幽。<text:line-break/>焉舒情而抽信兮，恬死亡而不聊。<text:line-break/>独障壅而弊隐兮，使贞臣为无由。<text:line-break/>闻百里之为虏兮，伊尹烹于庖厨。<text:line-break/>吕望屠于朝歌兮，宁戚歌而饭牛。<text:line-break/>不逢汤武与桓缪兮，世孰云而知之。<text:line-break/>吴信谗而弗味兮，子胥死而后忧。<text:line-break/>介子忠而立枯兮，文君寤而追求。<text:line-break/>封介山而为之禁兮，报大德之优游。<text:line-break/>思久故之亲身兮，因缟素而哭之。<text:line-break/>或忠信而死节兮，或訑谩而不疑。<text:line-break/>弗省察而按实兮，听谗人之虚辞。<text:line-break/>芳与泽其杂糅兮，孰申旦而别之？<text:line-break/>何芳草之早殀兮，微霜降而下戒。<text:line-break/>谅聪不明而蔽壅兮，使谗谀而日得。<text:line-break/>自前世之嫉贤兮，谓蕙若其不可佩。<text:line-break/>妒佳冶之芬芳兮，嫫母姣而自好。<text:line-break/>虽有西施之美容兮，谗妒入以自代。<text:line-break/>愿陈情以白行兮，得罪过之不意。<text:line-break/>情冤见之日明兮，如列宿之错置。<text:line-break/>乘骐骥而驰骋兮，无辔衔而自载；<text:line-break/>乘泛泭以下流兮，无舟楫而自备。<text:line-break/>背法度而心治兮，辟与此其无异。<text:line-break/>宁溘死而流亡兮，恐祸殃之有再。<text:line-break/>不毕辞而赴渊兮，惜壅君之不识。</text:p>
      <text:p text:style-name="Text_20_body"/>
      <text:p text:style-name="Text_20_body"/>
      <text:h text:style-name="Heading_20_3" text:outline-level="3"><text:bookmark-start text:name="header-n115"/>橘颂<text:bookmark-end text:name="header-n115"/></text:h>
      <text:p text:style-name="First_20_paragraph">后皇嘉树，橘徕服兮。<text:line-break/>受命不迁，生南国兮。<text:line-break/>深固难徙，更壹志兮。<text:line-break/>绿叶素荣，纷其可喜兮。<text:line-break/>曾枝剡棘，圆果抟兮。<text:line-break/>青黄杂糅，文章烂兮。<text:line-break/>精色内白，类任道兮。<text:line-break/>纷緼宜修，姱而不丑兮。<text:line-break/>嗟尔幼志，有以异兮。<text:line-break/>独立不迁，岂不可喜兮？<text:line-break/>深固难徙，廓其无求兮。<text:line-break/>苏世独立，横而不流兮。<text:line-break/>闭心自慎，终不失过兮。<text:line-break/>秉德无私，参天地兮。<text:line-break/>愿岁并谢，与长友兮。<text:line-break/>淑离不淫，梗其有理兮。<text:line-break/>年岁虽少，可师长兮。<text:line-break/>行比伯夷，置以为像兮。</text:p>
      <text:p text:style-name="Text_20_body"/>
      <text:p text:style-name="Text_20_body"/>
      <text:h text:style-name="Heading_20_3" text:outline-level="3"><text:bookmark-start text:name="header-n120"/>悲回风<text:bookmark-end text:name="header-n120"/></text:h>
      <text:p text:style-name="First_20_paragraph">悲回风之摇蕙兮，心冤结而内伤。<text:line-break/>物有微而陨性兮，声有隐而先倡。<text:line-break/>夫何彭咸之造思兮，暨志介而不忘！<text:line-break/>万变其情岂可盖兮，孰虚伪之可长？<text:line-break/>鸟兽鸣以号群兮，草苴比而不芳。<text:line-break/>鱼葺鳞以自别兮，蛟龙隐其文章。<text:line-break/>故荼荠不同亩兮，兰茝幽而独芳。<text:line-break/>惟佳人之永都兮，更统世以自贶。<text:line-break/>眇远志之所及兮，怜浮云之相羊。<text:line-break/>介眇志之所惑兮，窃赋诗之所明。<text:line-break/>惟佳人之独怀兮，折若椒以自处。<text:line-break/>曾歔欷之嗟嗟兮，独隐伏而思虑。<text:line-break/>涕泣交而凄凄兮，思不眠以至曙。<text:line-break/>终长夜之曼曼兮，掩此哀而不去。<text:line-break/>寤从容以周流兮，聊逍遥以自恃。<text:line-break/>伤太息之愍怜兮，气于邑而不可止。<text:line-break/>糺思心以为纕兮，编愁苦以为膺。<text:line-break/>折若木以弊光兮，随飘风之所仍。<text:line-break/>存彷佛而不见兮，心踊跃其若汤。<text:line-break/>抚珮衽以案志兮，超惘惘而遂行。<text:line-break/>岁曶曶其若颓兮，时亦冉冉而将至。<text:line-break/>薠蘅槁而节离兮，芳以歇而不比。<text:line-break/>怜思心之不可惩兮，证此言之不可聊。<text:line-break/>宁溘死而流亡兮，不忍此心之常愁。<text:line-break/>孤子吟而抆泪兮，放子出而不还。<text:line-break/>孰能思而不隐兮，照彭咸之所闻。<text:line-break/>登石峦以远望兮，路眇眇之默默。<text:line-break/>入景响之无应兮，闻省想而不可得。<text:line-break/>愁郁郁之无快兮，居戚戚而不可解。<text:line-break/>心鞿羁而不开兮，气缭转而自缔。<text:line-break/>穆眇眇之无垠兮，莽芒芒之无仪。<text:line-break/>声有隐而相感兮，物有纯而不可为。<text:line-break/>邈漫漫之不可量兮，缥绵绵之不可纡。<text:line-break/>愁悄悄之常悲兮，翩冥冥之不可娱。<text:line-break/>凌大波而流风兮，讬彭咸之所居。<text:line-break/>上高岩之峭岸兮，处雌蜺之标颠。<text:line-break/>据青冥而摅虹兮，遂儵忽而扪天。<text:line-break/>吸湛露之浮源兮，漱凝霜之雰雰。<text:line-break/>依风穴以自息兮，忽倾寤以婵媛。<text:line-break/>冯昆仑以澂雾兮，隐渂山以清江。<text:line-break/>惮涌湍之礚礚兮，听波声之汹汹。<text:line-break/>纷容容之无经兮，罔芒芒之无纪。<text:line-break/>轧洋洋之无从兮，驰委移之焉止？<text:line-break/>漂翻翻其上下兮，翼遥遥其左右。<text:line-break/>氾潏潏其前后兮，伴张驰之信期。<text:line-break/>观炎气之相仍兮，窥烟液之所积。<text:line-break/>悲霜雪之俱下兮，听潮水之相击。<text:line-break/>借光景以往来兮，施黄棘之枉策。<text:line-break/>求介子之所存兮，见伯夷之放迹。<text:line-break/>心调度而弗去兮，刻著志之无适。<text:line-break/>曰吾怨往昔之所冀兮，悼来者之悐悐。<text:line-break/>浮江淮而入海兮，从子胥而自适。<text:line-break/>望大河之洲渚兮，悲申徒之抗迹。<text:line-break/>骤谏君而不听兮，重任石之何益？<text:line-break/>心絓结而不解兮，思蹇产而不释。</text:p>
      <text:p text:style-name="Text_20_body"/>
      <text:p text:style-name="Text_20_body"/>
      <text:h text:style-name="Heading_20_2" text:outline-level="2"><text:bookmark-start text:name="header-n124"/>远游<text:bookmark-end text:name="header-n124"/></text:h>
      <text:p text:style-name="First_20_paragraph"><text:span text:style-name="T1">屈原</text:span></text:p>
      <text:p text:style-name="Text_20_body">悲时俗之迫阨兮，愿轻举而远游。<text:line-break/>质菲薄而无因兮，焉讬乘而上浮？<text:line-break/>遭沈浊而污秽兮，独郁结其谁语！<text:line-break/>夜耿耿而不寐兮，魂营营而至曙。<text:line-break/>惟天地之无穷兮，哀人生之长勤。<text:line-break/>往者余弗及兮，来者吾不闻。<text:line-break/>步徙倚而遥思兮，怊惝怳而乖怀。<text:line-break/>意荒忽而流荡兮，心愁悽而增悲。<text:line-break/>神倏忽而不反兮，形枯槁而独留。<text:line-break/>内惟省以操端兮，求正气之所由。<text:line-break/>漠虚静以恬愉兮，澹无为而自得。</text:p>
      <text:p text:style-name="Text_20_body">闻赤松之清尘兮，愿承风乎遗则。<text:line-break/>贵真人之休德兮，美往世之登仙；<text:line-break/>与化去而不见兮，名声著而日延。<text:line-break/>奇傅说之讬辰星兮，羡韩众之得一。<text:line-break/>形穆穆以浸远兮，离人群而遁逸。<text:line-break/>因气变而遂曾举兮，忽神奔而鬼怪。<text:line-break/>时仿佛以遥见兮，精晈晈以往来。<text:line-break/>超氛埃而淑邮兮，终不反其故都。<text:line-break/>免众患而不惧兮，世莫知其所如。</text:p>
      <text:p text:style-name="Text_20_body">恐天时之代序兮，耀灵晔而西征。<text:line-break/>微霜降而下沦兮，悼芳草之先蘦。<text:line-break/>聊仿佯而逍遥兮，永历年而无成。<text:line-break/>谁可与玩斯遗芳兮？长向风而舒情。<text:line-break/>高阳邈以远兮，余将焉所程？</text:p>
      <text:p text:style-name="Text_20_body">重曰：<text:line-break/>春秋忽其不淹兮，奚久留此故居。<text:line-break/>轩辕不可攀援兮，吾将从王乔而娱戏。<text:line-break/>餐六气而饮沆瀣兮，漱正阳而含朝霞。<text:line-break/>保神明之清澄兮，精气入而麤秽除。<text:line-break/>顺凯风以从游兮，至南巢而壹息。<text:line-break/>见王子而宿之兮，审壹气之和德。</text:p>
      <text:p text:style-name="Text_20_body">曰“道可受兮，不可传；<text:line-break/>其小无内兮，其大无垠。<text:line-break/>毋滑而魂兮，彼将自然；<text:line-break/>壹气孔神兮，于中夜存。<text:line-break/>虚以待之存，无为之先；<text:line-break/>庶类以成兮，此德之门。”</text:p>
      <text:p text:style-name="Text_20_body">闻至贵而遂徂兮，忽乎吾将行。<text:line-break/>仍羽人于丹丘，留不死之旧乡。<text:line-break/>朝濯发于汤谷兮，夕晞余身兮九阳。<text:line-break/>吸飞泉之微液兮，怀琬琰之华英。<text:line-break/>玉色頩以脕颜兮，精醇粹而始壮。<text:line-break/>质销铄以汋约兮，神要眇以淫放。<text:line-break/>嘉南州之炎德兮，丽桂树之冬荣；<text:line-break/>山萧条而无兽兮，野寂漠其无人。<text:line-break/>载营魄而登霞兮，掩浮云而上征。<text:line-break/>命天阍其开关兮，排阊阖而望予。<text:line-break/>召丰隆使先导兮，问太微之所居。<text:line-break/>集重阳入帝宫兮，造旬始而观清都。</text:p>
      <text:p text:style-name="Text_20_body">朝发轫于太仪兮，夕始临乎于微闾。<text:line-break/>屯余车之万乘兮，纷容与而并驰。<text:line-break/>驾八龙之婉婉兮，载云旗之逶蛇。<text:line-break/>建雄虹之采旄兮，五色杂而炫耀。<text:line-break/>服偃蹇以低昂兮，骖连蜷以骄骜。<text:line-break/>骑胶葛以杂乱兮，斑漫衍而方行。<text:line-break/>撰余辔而正策兮，吾将过乎句芒。<text:line-break/>历太皓以右转兮，前飞廉以启路。<text:line-break/>阳杲杲其未光兮，凌天地以径度。<text:line-break/>风伯为余先驱兮，氛埃辟而清凉。<text:line-break/>凤凰翼其承旂兮，遇蓐收乎西皇。<text:line-break/>揽慧星以为旍兮，举斗柄以为麾。<text:line-break/>叛陆离其上下兮，游惊雾之流波。<text:line-break/>时暧曃其曭莽兮，召玄武而奔属。<text:line-break/>后文昌使掌行兮，选署众神以并轂。<text:line-break/>路漫漫其修远兮，徐弭节而高厉。</text:p>
      <text:p text:style-name="Text_20_body">左雨师使径侍兮，右雷公以为卫。<text:line-break/>欲度世以忘归兮，意姿睢以抯挢。<text:line-break/>内欣欣而自美兮，聊媮娱以淫乐。<text:line-break/>涉青云以汎滥游兮，忽临睨夫旧乡。<text:line-break/>仆夫怀余心悲兮，边马顾而不行。<text:line-break/>思旧故以想象兮，长太息而掩涕。<text:line-break/>汜容与而遐举兮，聊抑志而自弭。<text:line-break/>指炎神而直驰兮，吾将往乎南疑。</text:p>
      <text:p text:style-name="Text_20_body">览方外之荒忽兮，沛罔瀁而自浮。<text:line-break/>祝融戒而跸御兮，腾告鸾鸟迎宓妃。<text:line-break/>张咸池奏承云兮，二女御九韶歌。<text:line-break/>使湘灵鼓瑟兮，令海若舞冯夷。<text:line-break/>玄螭虫象并出进兮，形蟉虯而逶蛇。<text:line-break/>雌蜺便娟以增挠兮，鸾鸟轩翥而翔飞。<text:line-break/>音乐博衍无终极兮，焉乃逝以徘徊。<text:line-break/>舒并节以驰骛兮，逴绝垠乎寒门。<text:line-break/>轶迅风于清源兮，从颛顼乎增冰。<text:line-break/>历玄冥以邪径兮，乘间维以反顾。<text:line-break/>召黔赢而见之兮，为余先乎平路。<text:line-break/>经营四方兮，周流六漠。<text:line-break/>上至列缺兮，降望大壑。<text:line-break/>下峥嵘而无地兮，上寥廓而无天。<text:line-break/>视倏忽而无见兮，听惝恍而无闻。<text:line-break/>超无为以至清兮，与泰初而为邻。</text:p>
      <text:p text:style-name="Text_20_body"/>
      <text:p text:style-name="Text_20_body"/>
      <text:h text:style-name="Heading_20_2" text:outline-level="2"><text:bookmark-start text:name="header-n137"/>卜居<text:bookmark-end text:name="header-n137"/></text:h>
      <text:p text:style-name="First_20_paragraph"><text:span text:style-name="T1">屈原</text:span></text:p>
      <text:p text:style-name="Text_20_body">屈原既放，三年不得复见。竭知尽忠而蔽障于谗。心烦虑乱，不知所从。乃往见太卜郑詹尹曰：“余有所疑，愿因先生决之。”詹尹乃端策拂龟，曰：“君将何以教之？”</text:p>
      <text:p text:style-name="Text_20_body">屈原曰：“吾宁悃悃款款，朴以忠乎，将送往劳来，斯无穷乎？</text:p>
      <text:p text:style-name="Text_20_body">“宁诛锄草茅以力耕乎，将游大人以成名乎？宁正言不讳以危身乎，将从俗富贵以偷生乎？宁超然高举以保真乎，将哫訾栗斯，喔咿儒儿，以事妇人乎？宁廉洁正直以自清乎，将突梯滑稽，如脂如韦，以洁楹乎？</text:p>
      <text:p text:style-name="Text_20_body">“宁昂昂若千里之驹乎，将泛泛若水中之凫，与波上下，偷以全吾躯乎？宁与骐骥亢轭乎，将随驽马之迹乎？宁与黄鹄比翼乎，将与鸡鹜争食乎？</text:p>
      <text:p text:style-name="Text_20_body">“此孰吉孰凶？何去何从？</text:p>
      <text:p text:style-name="Text_20_body">“世溷浊而不清：蝉翼为重，千钧为轻；黄钟毁弃，瓦釜雷鸣；谗人高张，贤士无名。吁嗟默默兮，谁知吾之廉贞！”</text:p>
      <text:p text:style-name="Text_20_body">詹尹乃释策而谢曰：“夫尺有所短，寸有所长；物有所不足，智有所不明；数有所不逮，神有所不通。用君之心，行君之意。龟策诚不能知此事。”</text:p>
      <text:p text:style-name="Text_20_body"/>
      <text:p text:style-name="Text_20_body"/>
      <text:h text:style-name="Heading_20_2" text:outline-level="2"><text:bookmark-start text:name="header-n148"/>渔父<text:bookmark-end text:name="header-n148"/></text:h>
      <text:p text:style-name="First_20_paragraph"><text:span text:style-name="T1">屈原</text:span></text:p>
      <text:p text:style-name="Text_20_body">屈原既放，游于江潭，行吟泽畔，颜色憔悴，形容枯槁。渔父见而问之曰：“子非三闾大夫与？何故至于斯？”屈原曰：“举世皆浊我独清，众人皆醉我独醒，是以见放。”</text:p>
      <text:p text:style-name="Text_20_body">渔父曰：“圣人不凝滞于物，而能与世推移。世人皆浊，何不淈其泥而扬其波？众人皆醉，何不餔其糟而歠其醨？何故深思高举，自令放为？”</text:p>
      <text:p text:style-name="Text_20_body">屈原曰：“吾闻之，新沐者必弹冠，新浴者必振衣；安能以身之察察，受物之汶汶者乎？宁赴湘流，葬于江鱼之腹中。安能以皓皓之白，而蒙世俗之尘埃乎?”</text:p>
      <text:p text:style-name="Text_20_body">渔父莞尔而笑，鼓枻而去，乃歌曰：“沧浪之水清兮，可以濯吾缨；沧浪之水浊兮，可以濯吾足。”遂去，不复与言。</text:p>
      <text:p text:style-name="Text_20_body"/>
      <text:p text:style-name="Text_20_body"/>
      <text:h text:style-name="Heading_20_2" text:outline-level="2"><text:bookmark-start text:name="header-n156"/>九辩<text:bookmark-end text:name="header-n156"/></text:h>
      <text:p text:style-name="First_20_paragraph"><text:span text:style-name="T1">宋玉</text:span></text:p>
      <text:p text:style-name="Text_20_body">悲哉，秋之为气也！<text:line-break/>萧瑟兮草木摇落而变衰。<text:line-break/>憭栗兮若在远行，登山临水兮送将归。<text:line-break/>泬漻兮天高而气清，寂寥兮收潦而水清。<text:line-break/>憯悽增欷兮，薄寒之中人，<text:line-break/>怆怳懭悢兮，去故而就新。<text:line-break/>坎廪兮贫士失职而志不平，<text:line-break/>廓落兮羁旅而无友生，<text:line-break/>惆怅兮而私自怜！<text:line-break/>燕翩翩其辞归兮，蝉寂漠而无声。<text:line-break/>雁廱廱而南游兮，鹍鸡啁哳而悲鸣。<text:line-break/>独申旦而不寐兮，哀蟋蟀之宵征。<text:line-break/>时亹亹而过中兮，蹇淹留而无成。<text:line-break/>悲忧穷戚兮独处廓，有美一人兮心不绎。<text:line-break/>去乡离家兮来远客，超逍遥兮今焉薄！<text:line-break/>专思君兮不可化，君不知兮可奈何！<text:line-break/>蓄怨兮积思，心烦憺兮忘食事。<text:line-break/>原一见兮道余意，君之心兮与余异。<text:line-break/>车既驾兮朅而归，不得见兮心伤悲。<text:line-break/>倚结軨兮长太息，涕潺湲兮下霑轼。<text:line-break/>忼慨绝兮不得，中瞀乱兮迷惑。<text:line-break/>私自怜兮何极？心怦怦兮谅直。<text:line-break/>皇天平分四时兮，窃独悲此凛秋。<text:line-break/>白露既下百草兮，奄离披此梧楸。<text:line-break/>去白日之昭昭兮，袭长夜之悠悠。<text:line-break/>离芳蔼之方壮兮，余萎约而悲愁。<text:line-break/>秋既先戒以白露兮，冬又申之以严霜。<text:line-break/>收恢台之孟夏兮，然欿傺而沉藏。<text:line-break/>叶菸邑而无色兮，枝烦挐而交横。<text:line-break/>颜淫溢而将罢兮，柯仿佛而萎黄。<text:line-break/>萷櫹椮之可哀兮，形销铄而瘀伤。<text:line-break/>惟其纷糅而将落兮，恨其失时而无当。<text:line-break/>揽騑辔而下节兮，聊逍遥以相佯。<text:line-break/>岁忽忽而遒尽兮，恐余寿之弗将。<text:line-break/>悼余生之不时兮，逢此世之俇攘。<text:line-break/>澹容与而独倚兮，蟋蟀鸣此西堂。<text:line-break/>心怵惕而震荡兮，何所忧之多方。<text:line-break/>卬明月而太息兮，步列星而极明。<text:line-break/>窃悲夫蕙华之曾敷兮，纷旖旎乎都房。<text:line-break/>何曾华之无实兮，从风雨而飞飏！<text:line-break/>以为君独服此蕙兮，羌无以异于众芳。<text:line-break/>闵奇思之不通兮，将去君而高翔。<text:line-break/>心闵怜之惨悽兮，愿一见而有明。<text:line-break/>重无怨而生离兮，中结轸而增伤。<text:line-break/>岂不郁陶而思君兮？君之门以九重！<text:line-break/>猛犬狺狺而迎吠兮，关梁闭而不通。<text:line-break/>皇天淫溢而秋霖兮，后土何时而得漧？<text:line-break/>塊独守此无泽兮，仰浮云而永叹！<text:line-break/>何时俗之工巧兮？背绳墨而改错！</text:p>
      <text:p text:style-name="Text_20_body">郤骐骥而不乘兮，策驽骀而取路。<text:line-break/>当世岂无骐骥兮，诚莫之能善御。<text:line-break/>见执辔者非其人兮，故駶跳而远去。<text:line-break/>凫雁皆唼夫梁藻兮，凤愈飘翔而高举。<text:line-break/>圜凿而方枘兮，吾固知其鉏铻而难入。<text:line-break/>众鸟皆有所登棲兮，凤独遑遑而无所集。<text:line-break/>原衔枚而无言兮，尝被君之渥洽。<text:line-break/>太公九十乃显荣兮，诚未遇其匹合。<text:line-break/>谓骐骥兮安归？谓凤皇兮安棲？<text:line-break/>变古易俗兮世衰，今之相者兮举肥。<text:line-break/>骐骥伏匿而不见兮，凤皇高飞而不下。<text:line-break/>鸟兽犹知怀德兮，何云贤士之不处？<text:line-break/>骥不骤进而求服兮，凤亦不贪餧而妄食。<text:line-break/>君弃远而不察兮，虽原忠其焉得？<text:line-break/>欲寂漠而绝端兮，窃不敢忘初之厚德。<text:line-break/>独悲愁其伤人兮，冯郁郁其何极？<text:line-break/>霜露惨悽而交下兮，心尚幸其弗济。<text:line-break/>霰雪雰糅其增加兮，乃知遭命之将至。<text:line-break/>原徼幸而有待兮，泊莽莽与野草同死。<text:line-break/>原自往而径游兮，路壅绝而不通。<text:line-break/>欲循道而平驱兮，又未知其所从。<text:line-break/>然中路而迷惑兮，自压桉而学诵。<text:line-break/>性愚陋以褊浅兮，信未达乎从容。<text:line-break/>窃美申包胥之气盛兮，恐时世之不固。<text:line-break/>何时俗之工巧兮？灭规矩而改凿！<text:line-break/>独耿介而不随兮，原慕先圣之遗教。<text:line-break/>处浊世而显荣兮，非余心之所乐。<text:line-break/>与其无义而有名兮，宁穷处而守高。<text:line-break/>食不媮而为饱兮，衣不苟而为温。<text:line-break/>窃慕诗人之遗风兮，原讬志乎素餐。<text:line-break/>蹇充倔而无端兮，泊莽莽而无垠。<text:line-break/>无衣裘以御冬兮，恐溘死不得见乎阳春。<text:line-break/>靓杪秋之遥夜兮，心缭悷而有哀。<text:line-break/>春秋逴逴而日高兮，然惆怅而自悲。<text:line-break/>四时递来而卒岁兮，阴阳不可与俪偕。<text:line-break/>白日晼晚其将入兮，明月销铄而减毁。<text:line-break/>岁忽忽而遒尽兮，老冉冉而愈弛。<text:line-break/>心摇悦而日幸兮，然怊怅而无冀。<text:line-break/>中憯恻之悽怆兮，长太息而增欷。<text:line-break/>年洋洋以日往兮，老嵺廓而无处。<text:line-break/>事亹亹而觊进兮，蹇淹留而踌躇。<text:line-break/>何氾滥之浮云兮？猋壅蔽此明月。<text:line-break/>忠昭昭而原见兮，然霠曀而莫达。<text:line-break/>原皓日之显行兮，云蒙蒙而蔽之。<text:line-break/>窃不自聊而原忠兮，或黕点而汙之。<text:line-break/>尧舜之抗行兮，瞭冥冥而薄天。<text:line-break/>何险巇之嫉妒兮？被以不慈之伪名。<text:line-break/>彼日月之照明兮，尚黯黮而有瑕。<text:line-break/>何况一国之事兮，亦多端而胶加。<text:line-break/>被荷裯之晏晏兮，然潢洋而不可带。</text:p>
      <text:p text:style-name="Text_20_body">既骄美而伐武兮，负左右之耿介。<text:line-break/>憎愠惀之修美兮，好夫人之慷慨。<text:line-break/>众踥蹀而日进兮，美超远而逾迈。<text:line-break/>农夫辍耕而容与兮，恐田野之芜秽。<text:line-break/>事緜緜而多私兮，窃悼後之危败。<text:line-break/>世雷同而炫曜兮，何毁誉之昧昧！<text:line-break/>今修饰而窥镜兮，後尚可以竄藏。<text:line-break/>愿寄言夫流星兮，羌倏忽而难当。<text:line-break/>卒壅蔽此浮云，下暗漠而无光。<text:line-break/>尧舜皆有所举任兮，故高枕而自适。<text:line-break/>谅无怨于天下兮，心焉取此怵惕？<text:line-break/>乘骐骥之浏浏兮，驭安用夫强策？<text:line-break/>谅城郭之不足恃兮，虽重介之何益？<text:line-break/>邅翼翼而无终兮，忳惛惛而愁约。<text:line-break/>生天地之若过兮，功不成而无嶜。<text:line-break/>原沉滞而不见兮，尚欲布名乎天下。<text:line-break/>然潢洋而不遇兮，直怐愗而自苦。<text:line-break/>莽洋洋而无极兮，忽翱翔之焉薄？<text:line-break/>国有骥而不知乘兮，焉皇皇而更索？<text:line-break/>宁戚讴于车下兮，桓公闻而知之。<text:line-break/>无伯乐之相善兮，今谁使乎誉之？<text:line-break/>罔流涕以聊虑兮，惟著意而得之。<text:line-break/>纷纯纯之愿忠兮，妒被离而鄣之。<text:line-break/>原赐不肖之躯而别离兮，放游志乎云中。<text:line-break/>乘精气之抟抟兮，骛诸神之湛湛。<text:line-break/>骖白霓之習習兮，历群灵之丰丰。<text:line-break/>左硃雀之茇茇兮，右苍龙之躣躣。<text:line-break/>属雷师之阗阗兮，通飞廉之衙衙。<text:line-break/>前轻辌之锵锵兮，后辎乘之从从。<text:line-break/>载云旗之委蛇兮，扈屯骑之容容。<text:line-break/>计专专之不可化兮，原遂推而为臧。<text:line-break/>赖皇天之厚德兮，还及君之无恙！</text:p>
      <text:p text:style-name="Text_20_body"/>
      <text:p text:style-name="Text_20_body"/>
      <text:h text:style-name="Heading_20_2" text:outline-level="2"><text:bookmark-start text:name="header-n163"/>招魂<text:bookmark-end text:name="header-n163"/></text:h>
      <text:p text:style-name="First_20_paragraph"><text:span text:style-name="T1">屈原</text:span></text:p>
      <text:p text:style-name="Text_20_body">朕幼清以廉洁兮，身服义而未沫。<text:line-break/>主此盛德兮，牵于俗而芜秽。<text:line-break/>上无所考此盛德兮，长离殃而愁苦。<text:line-break/>帝告巫阳曰：“有人在下，我欲辅之。<text:line-break/>魂魄离散，汝筮予之。”<text:line-break/>巫阳对曰：“掌梦！<text:line-break/>上帝其难从；若必筮予之，<text:line-break/>恐后之谢，不能复用。”<text:line-break/>巫阳焉乃下招曰：</text:p>
      <text:p text:style-name="Text_20_body">魂兮归来！去君之恒干，<text:line-break/>何为四方些？舍君之乐处，<text:line-break/>而离彼不祥些！</text:p>
      <text:p text:style-name="Text_20_body">魂兮归来！东方不可以讬些。<text:line-break/>长人千仞，惟魂是索些。<text:line-break/>十日代出，流金铄石些。<text:line-break/>彼皆习之，魂往必释些。<text:line-break/>归来兮！不可以讬些。</text:p>
      <text:p text:style-name="Text_20_body">魂兮归来！南方不可以止些。<text:line-break/>雕题黑齿，得人肉以祀，以其骨为醢些。<text:line-break/>蝮蛇蓁蓁，封狐千里些。<text:line-break/>雄虺九首，往来倏忽，吞人以益其心些。<text:line-break/>归来兮！不可久淫些。</text:p>
      <text:p text:style-name="Text_20_body">魂兮归来！西方之害，流沙千里些。<text:line-break/>旋入雷渊，爢散而不可止些。<text:line-break/>幸而得脱，其外旷宇些。<text:line-break/>赤蚁若象，玄蜂若壶些。<text:line-break/>五谷不生，丛菅是食些。<text:line-break/>其土烂人，求水无所得些。<text:line-break/>彷徉无所倚，广大无所极些。<text:line-break/>归来兮！恐自遗贼些。</text:p>
      <text:p text:style-name="Text_20_body">魂兮归来！北方不可以止些。<text:line-break/>增冰峨峨，飞雪千里些。<text:line-break/>归来兮！不可以久些。</text:p>
      <text:p text:style-name="Text_20_body">魂兮归来！君无上天些。<text:line-break/>虎豹九关，啄害下人些。<text:line-break/>一夫九首，拔木九千些。<text:line-break/>豺狼从目，往来侁侁些。<text:line-break/>悬人以嬉，投之深渊些。<text:line-break/>致命于帝，然后得瞑些。<text:line-break/>归来！往恐危身些。</text:p>
      <text:p text:style-name="Text_20_body">魂兮归来！君无下此幽都些。<text:line-break/>土伯九约，其角觺觺些。<text:line-break/>敦脄血拇，逐人伂駓駓些。<text:line-break/>参目虎首，其身若牛些。<text:line-break/>此皆甘人，归来！恐自遗灾些。</text:p>
      <text:p text:style-name="Text_20_body">魂兮归来！入修门些。<text:line-break/>工祝招君，背行先些。<text:line-break/>秦篝齐缕，郑绵络些。<text:line-break/>招具该备，永啸呼些。</text:p>
      <text:p text:style-name="Text_20_body">魂兮归来！反故居些。<text:line-break/>天地四方，多贼奸些。<text:line-break/>像设君室，静闲安些。<text:line-break/>高堂邃宇，槛层轩些。<text:line-break/>层台累榭，临高山些。<text:line-break/>网户朱缀，刻方连些。<text:line-break/>冬有穾厦，夏室寒些。<text:line-break/>川谷径复，流潺湲些。<text:line-break/>光风转蕙，氾崇兰些。<text:line-break/>经堂入奥，朱尘筵些。<text:line-break/>砥室翠翘，挂曲琼些。<text:line-break/>翡翠珠被，烂齐光些。<text:line-break/>蒻阿拂壁，罗帱张些。<text:line-break/>纂组绮缟，结琦璜些。<text:line-break/>室中之观，多珍怪些。<text:line-break/>兰膏明烛，华容备些。<text:line-break/>二八侍宿，射递代些。<text:line-break/>九侯淑女，多迅众些。<text:line-break/>盛鬋不同制，实满宫些。<text:line-break/>容态好比，顺弥代些。<text:line-break/>弱颜固植，謇其有意些。<text:line-break/>姱容修态，絚洞房些。<text:line-break/>蛾眉曼睩，目腾光些。<text:line-break/>靡颜腻理，遗视矊些。<text:line-break/>离榭修幕，侍君之闲些。<text:line-break/>悲帷翠帐，饰高堂些。<text:line-break/>红壁沙版，玄玉梁些。<text:line-break/>仰观刻桷，画龙蛇些。<text:line-break/>坐堂伏槛，临曲池些。<text:line-break/>芙蓉始发，杂芰荷些。<text:line-break/>紫茎屏风，文缘波些。<text:line-break/>文异豹饰，侍陂陁些。<text:line-break/>轩辌既低，步骑罗些。<text:line-break/>兰薄户树，琼木篱些。<text:line-break/>魂兮归来！何远为些？</text:p>
      <text:p text:style-name="Text_20_body">室家遂宗，食多方些。<text:line-break/>稻粢穱麦，挐黄梁些。<text:line-break/>大苦醎酸，辛甘行些。<text:line-break/>肥牛之腱，臑若芳些。<text:line-break/>和酸若苦，陈吴羹些。<text:line-break/>胹鳖炮羔，有柘浆些。<text:line-break/>鹄酸臇凫，煎鸿鸧些。<text:line-break/>露鸡臛蠵，厉而不爽些。<text:line-break/>粔籹蜜饵，有餦餭些。<text:line-break/>瑶浆蜜勺，实羽觞些。<text:line-break/>挫糟冻饮，酎清凉些。<text:line-break/>华酌既陈，有琼浆些。<text:line-break/>归来反故室，敬而无妨些。<text:line-break/>肴羞未通，女乐罗些。<text:line-break/>敶钟按鼓，造新歌些。<text:line-break/>《涉江》《采菱》，发《扬荷》些。<text:line-break/>美人既醉，朱颜酡些。<text:line-break/>嬉光眇视，目曾波些。<text:line-break/>被文服纤，丽而不奇些。<text:line-break/>长发曼鬋，艳陆离些。<text:line-break/>二八齐容，起郑舞些。<text:line-break/>衽若交竿，抚案下些。<text:line-break/>竽瑟狂会，搷鸣鼓些。<text:line-break/>宫庭震惊，发&lt;激楚&gt;些。<text:line-break/>吴歈蔡讴，奏大吕些。<text:line-break/>士女杂坐，乱而不分些。<text:line-break/>放敶组缨，班其相纷些。<text:line-break/>郑卫妖玩，来杂陈些。<text:line-break/>《激楚》之结，独秀先些。<text:line-break/>菎蔽象棋，有六簙些。<text:line-break/>分曹并进，遒相迫些。<text:line-break/>成枭而牟，呼五白些。<text:line-break/>晋制犀比，费白日些。<text:line-break/>铿钟摇簴，揳梓瑟些。<text:line-break/>娱酒不废，沈日夜些。<text:line-break/>兰膏明烛，华灯错些。<text:line-break/>结撰至思，兰芳假些。<text:line-break/>人有所极，同心赋些。<text:line-break/>酎饮尽欢，乐先故些。<text:line-break/>魂兮归来！反故居些。</text:p>
      <text:p text:style-name="Text_20_body">乱曰：<text:line-break/>献岁发春兮，汨吾南征。<text:line-break/>菉蘋齐叶兮，白芷生。<text:line-break/>路贯庐江兮，左长薄。<text:line-break/>倚沼畦瀛兮，遥望博。<text:line-break/>青骊结驷兮，齐千乘。<text:line-break/>悬火延起兮，玄颜烝。<text:line-break/>步及骤处兮，诱骋先。<text:line-break/>抑骛若通兮，引车右还。<text:line-break/>与王趋梦兮，课后先。<text:line-break/>君王亲发兮，惮青兕。<text:line-break/>朱明承夜兮，时不可以淹。<text:line-break/>皋兰被径兮，斯路渐。<text:line-break/>湛湛江水兮，上有枫。<text:line-break/>目极千里兮，伤春心。<text:line-break/>魂兮归来，哀江南。</text:p>
      <text:p text:style-name="Text_20_body"/>
      <text:p text:style-name="Text_20_body"/>
      <text:h text:style-name="Heading_20_2" text:outline-level="2"><text:bookmark-start text:name="header-n179"/>大招<text:bookmark-end text:name="header-n179"/></text:h>
      <text:p text:style-name="First_20_paragraph"><text:span text:style-name="T1">屈原</text:span></text:p>
      <text:p text:style-name="Text_20_body">青春受谢，白日昭只。<text:line-break/>春气奋发，万物遽只。<text:line-break/>冥凌浃行，魂无逃只。<text:line-break/>魂魄归来！无远遥只。</text:p>
      <text:p text:style-name="Text_20_body">魂乎归来！无东无西，无南无北只。<text:line-break/>东有大海，溺水浟浟只。<text:line-break/>螭龙并流，上下悠悠只。<text:line-break/>雾雨淫淫，白皓胶只。</text:p>
      <text:p text:style-name="Text_20_body">魂乎无东！汤谷寂寥只。<text:line-break/>魂乎无南！南有炎火千里，蝮蛇蜒只。<text:line-break/>山林险隘，虎豹蜿只。<text:line-break/>鰅鳙短狐，王虺骞只。<text:line-break/>魂乎无南！蜮伤躬只；</text:p>
      <text:p text:style-name="Text_20_body">魂乎无西！西方流沙，漭洋洋只。<text:line-break/>豕首纵目，被发鬤只。<text:line-break/>长爪踞牙，诶笑狂只。<text:line-break/>魂乎无西！多害伤只。</text:p>
      <text:p text:style-name="Text_20_body">魂乎无北！北有寒山，趠龙赩只。<text:line-break/>代水不可涉，深不可测只。<text:line-break/>天白颢颢，寒凝凝只。<text:line-break/>魂乎无往！盈北极只。</text:p>
      <text:p text:style-name="Text_20_body">魂魄归来！闲以静只。<text:line-break/>自恣荆楚，安以定只。<text:line-break/>逞志究欲，心意安只。<text:line-break/>穷身永乐，年寿延只。<text:line-break/>魂乎归来！乐不可言只。</text:p>
      <text:p text:style-name="Text_20_body">五谷六仞，设菰梁只。<text:line-break/>鼎臑盈望，和致芳只。<text:line-break/>内鸧鸽鹄，味豺羹只。<text:line-break/>魂乎归来！恣所尝只。</text:p>
      <text:p text:style-name="Text_20_body">鲜蠵甘鸡，和楚酪只。<text:line-break/>醢豚苦狗，脍苴蒪只。<text:line-break/>吴酸蒿蒌，不沾薄只。<text:line-break/>魂兮归来！恣所择只。</text:p>
      <text:p text:style-name="Text_20_body">炙鸹烝凫，煔鹑敶只。<text:line-break/>煎鰿膗雀，遽爽存只。<text:line-break/>魂乎归来！丽以先只。</text:p>
      <text:p text:style-name="Text_20_body">四酎并孰，不涩嗌只。<text:line-break/>清馨冻饮，不歠役只。<text:line-break/>吴醴白蘖，和楚沥只。<text:line-break/>魂乎归来！不遽惕只。</text:p>
      <text:p text:style-name="Text_20_body">代秦郑卫，鸣竽张只。<text:line-break/>伏戏《驾辩》，楚《劳商》只。<text:line-break/>讴和《扬阿》，赵萧倡只。<text:line-break/>魂乎归来！定空桑只。</text:p>
      <text:p text:style-name="Text_20_body">二八接舞，投诗赋只。<text:line-break/>叩钟调磬，娱人乱只。<text:line-break/>四上竞气，极声变只。<text:line-break/>魂乎归来！听歌譔只。</text:p>
      <text:p text:style-name="Text_20_body">朱唇皓齿，嫭以姱只。<text:line-break/>比德好闲，习以都只。<text:line-break/>丰肉微骨，调以娱只。<text:line-break/>魂乎归来！安以舒只。</text:p>
      <text:p text:style-name="Text_20_body">嫮目宜笑，娥眉曼只。<text:line-break/>容则秀雅，稚朱颜只。<text:line-break/>魂乎归来！静以安只。</text:p>
      <text:p text:style-name="Text_20_body">姱修滂浩，丽以佳只。<text:line-break/>曾颊倚耳，曲眉规只。<text:line-break/>滂心绰态，姣丽施只。<text:line-break/>小腰秀颈，若鲜卑只。<text:line-break/>魂乎归来！思怨移只。</text:p>
      <text:p text:style-name="Text_20_body">易中利心，以动作只。<text:line-break/>粉白黛黑，施芳泽只。<text:line-break/>长袂拂面，善留客只。<text:line-break/>魂乎归来！以娱昔只。</text:p>
      <text:p text:style-name="Text_20_body">青色直眉，美目媔只。<text:line-break/>靥辅奇牙，宜笑嘕只。<text:line-break/>丰肉微骨，体便娟只。<text:line-break/>魂乎归来！恣所便只。</text:p>
      <text:p text:style-name="Text_20_body">夏屋广大，沙堂秀只。<text:line-break/>南房小坛，观绝霤只。<text:line-break/>曲屋步壛，宜扰畜只。<text:line-break/>腾驾步游，猎春囿只。<text:line-break/>琼轂错衡，英华假只。<text:line-break/>茝兰桂树，郁弥路只。<text:line-break/>魂乎归来！恣志虑只。</text:p>
      <text:p text:style-name="Text_20_body">孔雀盈园，畜鸾皇只！<text:line-break/>鵾鸿群晨，杂鶖鸧只。<text:line-break/>鸿鹄代游，曼骕驦只。<text:line-break/>魂乎归来！凤凰翔只。</text:p>
      <text:p text:style-name="Text_20_body">曼泽怡面，血气盛只。<text:line-break/>永宜厥身，保寿命只。<text:line-break/>室家盈廷，爵禄盛只。<text:line-break/>魂乎归来！居室定只。</text:p>
      <text:p text:style-name="Text_20_body">接径千里，出若云只。<text:line-break/>三圭重侯，听类神只。<text:line-break/>察笃夭隐，孤寡存只。<text:line-break/>魂兮归来！正始昆只。</text:p>
      <text:p text:style-name="Text_20_body">田邑千畛，人阜昌只。<text:line-break/>美冒众流，德泽章只。<text:line-break/>先威后文，善美明只。<text:line-break/>魂乎归来！赏罚当只。</text:p>
      <text:p text:style-name="Text_20_body">名声若日，照四海只。<text:line-break/>德誉配天，万民理只。<text:line-break/>北至幽陵，南交阯只。<text:line-break/>西薄羊肠，东穷海只。<text:line-break/>魂乎归来！尚贤士只。</text:p>
      <text:p text:style-name="Text_20_body">发政献行，禁苛暴只。<text:line-break/>举杰压陛，诛讥罢只。<text:line-break/>直赢在位，近禹麾只。<text:line-break/>豪杰执政，流泽施只。<text:line-break/>魂乎来归！国家为只。</text:p>
      <text:p text:style-name="Text_20_body">雄雄赫赫，天德明只。<text:line-break/>三公穆穆，登降堂只。<text:line-break/>诸侯毕极，立九卿只。<text:line-break/>昭质既设，大侯张只。<text:line-break/>执弓挟矢，揖辞让只。<text:line-break/>魂乎来归！尚三王只。</text:p>
      <text:p text:style-name="Text_20_body"/>
      <text:p text:style-name="Text_20_body"/>
      <text:h text:style-name="Heading_20_2" text:outline-level="2"><text:bookmark-start text:name="header-n208"/>惜誓<text:bookmark-end text:name="header-n208"/></text:h>
      <text:p text:style-name="First_20_paragraph"><text:span text:style-name="T1">贾谊</text:span></text:p>
      <text:p text:style-name="Text_20_body">惜余年老而日衰兮，岁忽忽而不反。<text:line-break/>登苍天而高举兮，历众山而日远。<text:line-break/>观江河之纡曲兮，离四海之霑濡。<text:line-break/>攀北极而一息兮，吸沆瀣以充虚。<text:line-break/>飞朱鸟使先驱兮，驾太一之象舆。<text:line-break/>苍龙蚴虯于左骖兮，白虎骋而为右騑。<text:line-break/>建日月以为盖兮，载玉女于後车。<text:line-break/>驰骛于杳冥之中兮，休息虖昆仑之墟。<text:line-break/>乐穷极而不厌兮，愿从容虖神明。<text:line-break/>涉丹水而驰骋兮，右大夏之遗风。<text:line-break/>黄鹄之一举兮，知山川之纡曲。<text:line-break/>再举兮，睹天地之圜方。<text:line-break/>临中国之众人兮，讬回飙乎尚羊。<text:line-break/>乃至少原之野兮，赤松、王乔皆在旁。<text:line-break/>二子拥瑟而调均兮，余因称乎清商。<text:line-break/>澹然而自乐兮，吸众气而翱翔。<text:line-break/>念我长生而久仙兮，不如反余之故乡。</text:p>
      <text:p text:style-name="Text_20_body">黄鹄後时而寄处兮，鸱枭群而制之。<text:line-break/>神龙失水而陆居兮，为蝼蚁之所裁。<text:line-break/>夫黄鹄神龙犹如此兮，况贤者之逢乱世哉。<text:line-break/>寿冉冉而日衰兮，固儃回而不息。<text:line-break/>俗流从而不止兮，众枉聚而矫直。<text:line-break/>或偷合而苟进兮，或隐居而深藏。<text:line-break/>苦称量之不审兮，同权概而就衡。<text:line-break/>或推迻而苟容兮，或直言之谔謣。<text:line-break/>伤诚是之不察兮，并纫茅丝以为索。<text:line-break/>方世俗之幽昏兮，眩白黑之美恶。<text:line-break/>放山渊之龟玉兮，相与贵夫砾石。<text:line-break/>梅伯数谏而至醢兮，来革顺志而用国。<text:line-break/>悲仁人之尽节兮，反为小人之所贼。<text:line-break/>比干忠谏而剖心兮，箕子被发而佯狂。<text:line-break/>水背流而源竭兮，木去根而不长。<text:line-break/>非重躯以虑难兮，惜伤身之无功。</text:p>
      <text:p text:style-name="Text_20_body">已矣哉！<text:line-break/>独不见夫鸾凤之高翔兮，乃集大皇之野。<text:line-break/>循四极而回周兮，见盛德而後下。<text:line-break/>彼圣人之神德兮，远浊世而自藏。<text:line-break/>使麒麟可得羁而係兮，又何以异虖犬羊？</text:p>
      <text:p text:style-name="Text_20_body"/>
      <text:p text:style-name="Text_20_body"/>
      <text:h text:style-name="Heading_20_2" text:outline-level="2"><text:bookmark-start text:name="header-n215"/>招隐士<text:bookmark-end text:name="header-n215"/></text:h>
      <text:p text:style-name="First_20_paragraph"><text:span text:style-name="T1">淮南小山</text:span></text:p>
      <text:p text:style-name="Text_20_body">桂树丛生兮山之幽，偃蹇连蜷兮枝相缭。<text:line-break/>山气巄嵷兮石嵯峨，溪谷崭岩兮水曾波。<text:line-break/>猿狖群啸兮虎豹嗥，攀援桂枝兮聊淹留。<text:line-break/>王孙游兮不归，春草生兮萋萋。<text:line-break/>岁暮兮不自聊，蟪蛄鸣兮啾啾。<text:line-break/>坱兮轧，山曲岪，心淹留兮恫慌忽。<text:line-break/>罔兮沕，憭兮栗，虎豹穴。<text:line-break/>丛薄深林兮，人上栗。<text:line-break/>嵚岑碕礒兮，碅磳磈硊；<text:line-break/>树轮相纠兮，林木茷骫。<text:line-break/>青莎杂树兮，薠草靃靡；<text:line-break/>白鹿麏麚兮，或腾或倚。<text:line-break/>状貌崟崟兮峨峨，凄凄兮漇漇。<text:line-break/>猕猴兮熊罴，慕类兮以悲；<text:line-break/>攀援桂枝兮聊淹留。<text:line-break/>虎豹斗兮熊罴咆，禽兽骇兮亡其曹。<text:line-break/>王孙兮归来，山中兮不可以久留。</text:p>
      <text:p text:style-name="Text_20_body"/>
      <text:p text:style-name="Text_20_body"/>
      <text:h text:style-name="Heading_20_2" text:outline-level="2"><text:bookmark-start text:name="header-n220"/>七谏<text:bookmark-end text:name="header-n220"/></text:h>
      <text:p text:style-name="First_20_paragraph"><text:span text:style-name="T1">东方朔</text:span></text:p>
      <text:p text:style-name="Text_20_body"/>
      <text:p text:style-name="Text_20_body"/>
      <text:h text:style-name="Heading_20_3" text:outline-level="3"><text:bookmark-start text:name="header-n225"/>初放<text:bookmark-end text:name="header-n225"/></text:h>
      <text:p text:style-name="First_20_paragraph">平生于国兮，长于原野。<text:line-break/>言语讷譅兮，又无彊辅。<text:line-break/>浅智褊能兮，闻见又寡。<text:line-break/>数言便事兮，见怨门下。<text:line-break/>王不察其长利兮，卒见弃乎原野。<text:line-break/>伏念思过兮，无可改者。<text:line-break/>群众成朋兮，上浸以惑。<text:line-break/>巧佞在前兮，贤者灭息。<text:line-break/>尧、舜圣已没兮，孰为忠直？<text:line-break/>高山崔巍兮，水流汤汤。<text:line-break/>死日将至兮，与麋鹿同坑。<text:line-break/>塊兮鞠，当道宿，<text:line-break/>举世皆然兮，余将谁告？<text:line-break/>斥逐鸿鹄兮，近习鸱枭，<text:line-break/>斩伐橘柚兮，列树苦桃。<text:line-break/>便娟之修竹兮，寄生乎江潭。<text:line-break/>上葳蕤而防露兮，下泠泠而来风。<text:line-break/>孰知其不合兮，若竹柏之异心。<text:line-break/>往者不可及兮，来者不可待。<text:line-break/>悠悠苍天兮，莫我振理。<text:line-break/>窃怨君之不寤兮，吾独死而後已。</text:p>
      <text:p text:style-name="Text_20_body"/>
      <text:p text:style-name="Text_20_body"/>
      <text:h text:style-name="Heading_20_3" text:outline-level="3"><text:bookmark-start text:name="header-n230"/>沉江<text:bookmark-end text:name="header-n230"/></text:h>
      <text:p text:style-name="First_20_paragraph">惟往古之得失兮，览私微之所伤。<text:line-break/>尧舜圣而慈仁兮，後世称而弗忘。<text:line-break/>齐桓失于专任兮，夷吾忠而名彰。<text:line-break/>晋献惑于孋姬兮，申生孝而被殃。<text:line-break/>偃王行其仁义兮，荆文寤而徐亡。<text:line-break/>纣暴虐以失位兮，周得佐乎吕望。<text:line-break/>修往古以行恩兮，封比干之丘垄。<text:line-break/>贤俊慕而自附兮，日浸淫而合同。<text:line-break/>明法令而修理兮，兰芷幽而有芳。<text:line-break/>苦众人之妒予兮，箕子寤而佯狂。<text:line-break/>不顾地以贪名兮，心怫郁而内伤。<text:line-break/>联蕙芷以为佩兮，过鲍肆而失香。<text:line-break/>正臣端其操行兮，反离谤而见攘。<text:line-break/>世俗更而变化兮，伯夷饿于首阳。<text:line-break/>独廉洁而不容兮，叔齐久而逾明。<text:line-break/>浮云陈而蔽晦兮，使日月乎无光。<text:line-break/>忠臣贞而欲谏兮，谗谀毁而在旁。<text:line-break/>秋草荣其将实兮，微霜下而夜降。<text:line-break/>商风肃而害生兮，百草育而不长。<text:line-break/>众并谐以妒贤兮，孤圣特而易伤。<text:line-break/>怀计谋而不见用兮，岩穴处而隐藏。<text:line-break/>成功隳而不卒兮，子胥死而不葬。<text:line-break/>世从俗而变化兮，随风靡而成行。<text:line-break/>信直退而毁败兮，虚伪进而得当。<text:line-break/>追悔过之无及兮，岂尽忠而有功。<text:line-break/>废制度而不用兮，务行私而去公。<text:line-break/>终不变而死节兮，惜年齿之未央。<text:line-break/>将方舟而下流兮，冀幸君之发矇。<text:line-break/>痛忠言之逆耳兮，恨申子之沉江。<text:line-break/>愿悉心之所闻兮，遭值君之不聪。<text:line-break/>不开寤而难道兮，不别横之与纵。<text:line-break/>听奸臣之浮说兮，绝国家之久长。<text:line-break/>灭规矩而不用兮，背绳墨之正方。<text:line-break/>离忧患而乃寤兮，若纵火于秋蓬。<text:line-break/>业失之而不救兮，尚何论乎祸凶。<text:line-break/>彼离畔而朋党兮，独行之士其何望？<text:line-break/>日渐染而不自知兮，秋毫微哉而变容。<text:line-break/>众轻积而折轴兮，原咎杂而累重。<text:line-break/>赴湘沅之流澌兮，恐逐波而复东。<text:line-break/>怀沙砾而自沉兮，不忍见君之蔽壅。</text:p>
      <text:p text:style-name="Text_20_body"/>
      <text:p text:style-name="Text_20_body"/>
      <text:h text:style-name="Heading_20_3" text:outline-level="3"><text:bookmark-start text:name="header-n235"/>怨世<text:bookmark-end text:name="header-n235"/></text:h>
      <text:p text:style-name="First_20_paragraph">世沉淖而难论兮，俗岒峨而嵾嵯。<text:line-break/>清泠泠而歼灭兮，溷湛湛而日多。<text:line-break/>枭鸮既以成群兮，玄鹤弭翼而屏移。<text:line-break/>蓬艾亲入御于床笫兮，马兰踸踔而日加。<text:line-break/>弃捐药芷与杜衡兮，余柰世之不知芳何？<text:line-break/>何周道之平易兮，然芜秽而险戏。<text:line-break/>高阳无故而委尘兮，唐虞点灼而毁议。<text:line-break/>谁使正其真是兮，虽有八师而不可为。<text:line-break/>皇天保其高兮，后土持其久。<text:line-break/>服清白以逍遥兮，偏与乎玄英异色。<text:line-break/>西施媞媞而不得见兮，嫫母勃屑而日侍。<text:line-break/>桂蠹不知所淹留兮，蓼虫不知徙乎葵菜。<text:line-break/>处湣湣之浊世兮，今安所达乎吾志。<text:line-break/>意有所载而远逝兮，固非众人之所识。<text:line-break/>骥踌躇于弊輂兮，遇孙阳而得代。<text:line-break/>吕望穷困而不聊生兮，遭周文而舒志。<text:line-break/>宁戚饭牛而商歌兮，桓公闻而弗置。<text:line-break/>路室女之方桑兮，孔子过之以自侍。<text:line-break/>吾独乖剌而无当兮，心悼怵而耄思。<text:line-break/>思比干之恲恲兮，哀子胥之慎事。<text:line-break/>悲楚人之和氏兮，献宝玉以为石。<text:line-break/>遇厉武之不察兮，羌两足以毕斮。<text:line-break/>小人之居势兮，视忠正之何若？<text:line-break/>改前圣之法度兮，喜嗫嚅而妄作。<text:line-break/>亲谗谀而疏贤圣兮，讼谓闾娵为丑恶。<text:line-break/>愉近习而蔽远兮，孰知察其黑白？<text:line-break/>卒不得效其心容兮，安眇眇而无所归薄。<text:line-break/>专精爽以自明兮，晦冥冥而壅蔽。<text:line-break/>年既已过太半兮，然埳轲而留滞。<text:line-break/>欲高飞而远集兮，恐离罔而灭败。<text:line-break/>独冤抑而无极兮，伤精神而寿夭。<text:line-break/>皇天既不纯命兮，余生终无所依。<text:line-break/>愿自沉于江流兮，绝横流而径逝。<text:line-break/>宁为江海之泥涂兮，安能久见此浊世？</text:p>
      <text:p text:style-name="Text_20_body"/>
      <text:p text:style-name="Text_20_body"/>
      <text:h text:style-name="Heading_20_3" text:outline-level="3"><text:bookmark-start text:name="header-n240"/>怨思<text:bookmark-end text:name="header-n240"/></text:h>
      <text:p text:style-name="First_20_paragraph">贤士穷而隐处兮，廉方正而不容。<text:line-break/>子胥谏而靡躯兮，比干忠而剖心。<text:line-break/>子推自割而飤君兮，德日忘而怨深。<text:line-break/>行明白而曰黑兮，荆棘聚而成林。<text:line-break/>江离弃于穷巷兮，蒺藜蔓乎东厢。<text:line-break/>贤者蔽而不见兮，谗谀进而相朋。<text:line-break/>枭鸮并进而俱鸣兮，凤皇飞而高翔。<text:line-break/>原壹往而径逝兮，道壅绝而不通。</text:p>
      <text:p text:style-name="Text_20_body"/>
      <text:p text:style-name="Text_20_body"/>
      <text:h text:style-name="Heading_20_3" text:outline-level="3"><text:bookmark-start text:name="header-n245"/>自悲<text:bookmark-end text:name="header-n245"/></text:h>
      <text:p text:style-name="First_20_paragraph">居愁懃其谁告兮，独永思而忧悲。<text:line-break/>内自省而不惭兮，操愈坚而不衰。<text:line-break/>隐三年而无决兮，岁忽忽其若颓。<text:line-break/>怜余身不足以卒意兮，冀一见而复归。<text:line-break/>哀人事之不幸兮，属天命而委之咸池。<text:line-break/>身被疾而不闲兮，心沸热其若汤。<text:line-break/>冰炭不可以相并兮，吾固知乎命之不长。<text:line-break/>哀独苦死之无乐兮，惜予年之未央。<text:line-break/>悲不反余之所居兮，恨离予之故乡。<text:line-break/>鸟兽惊而失群兮，犹高飞而哀鸣。<text:line-break/>狐死必首丘兮，夫人孰能不反其真情？<text:line-break/>故人疏而日忘兮，新人近而俞好。<text:line-break/>莫能行于杳冥兮，孰能施于无报？<text:line-break/>苦众人之皆然兮，乘回风而远游。<text:line-break/>凌恆山其若陋兮，聊愉娱以忘忧。<text:line-break/>悲虚言之无实兮，苦众口之铄金。<text:line-break/>过故乡而一顾兮，泣歔欷而霑衿。<text:line-break/>厌白玉以为面兮，怀琬琰以为心。<text:line-break/>邪气入而感内兮，施玉色而外淫。<text:line-break/>何青云之流澜兮，微霜降之蒙蒙。<text:line-break/>徐风至而徘徊兮，疾风过之汤汤。<text:line-break/>闻南籓乐而欲往兮，至会稽而且止。<text:line-break/>见韩众而宿之兮，问天道之所在？<text:line-break/>借浮云以送予兮，载雌霓而为旌。<text:line-break/>驾青龙以驰骛兮，班衍衍之冥冥。<text:line-break/>忽容容其安之兮，超慌忽其焉如？<text:line-break/>苦众人之难信兮，愿离群而远举。<text:line-break/>登峦山而远望兮，好桂树之冬荣。<text:line-break/>观天火之炎炀兮，听大壑之波声。<text:line-break/>引八维以自道兮，含沆瀣以长生。<text:line-break/>居不乐以时思兮，食草木之秋实。<text:line-break/>饮菌若之朝露兮，构桂木而为室。<text:line-break/>杂橘柚以为囿兮，列新夷与椒桢。<text:line-break/>鹍鹤孤而夜号兮，哀居者之诚贞。</text:p>
      <text:p text:style-name="Text_20_body"/>
      <text:p text:style-name="Text_20_body"/>
      <text:h text:style-name="Heading_20_3" text:outline-level="3"><text:bookmark-start text:name="header-n250"/>哀命<text:bookmark-end text:name="header-n250"/></text:h>
      <text:p text:style-name="First_20_paragraph">哀时命之不合兮，伤楚国之多忧。<text:line-break/>内怀情之洁白兮，遭乱世而离尤。<text:line-break/>恶耿介之直行兮，世溷浊而不知。<text:line-break/>何君臣之相失兮，上沅湘而分离。<text:line-break/>测汨罗之湘水兮，知时固而不反。<text:line-break/>伤离散之交乱兮，遂侧身而既远。<text:line-break/>处玄舍之幽门兮，穴岩石而窟伏。<text:line-break/>从水蛟而为徙兮，与神龙乎休息。<text:line-break/>何山石之崭岩兮，灵魂屈而偃蹇。<text:line-break/>含素水而蒙深兮，日眇眇而既远。<text:line-break/>哀形体之离解兮，神罔两而无舍。<text:line-break/>惟椒兰之不反兮，魂迷惑而不知路。<text:line-break/>愿无过之设行兮，虽灭没之自乐。<text:line-break/>痛楚国之流亡兮，哀灵修之过到。<text:line-break/>固时俗之溷浊兮，志瞀迷而不知路。<text:line-break/>念私门之正匠兮，遥涉江而远去。<text:line-break/>念女嬃之婵媛兮，涕泣流乎于悒。<text:line-break/>我决死而不生兮，虽重追吾何及。<text:line-break/>戏疾濑之素水兮，望高山之蹇产。<text:line-break/>哀高丘之赤岸兮，遂没身而不反。</text:p>
      <text:p text:style-name="Text_20_body"/>
      <text:p text:style-name="Text_20_body"/>
      <text:h text:style-name="Heading_20_3" text:outline-level="3"><text:bookmark-start text:name="header-n255"/>谬谏<text:bookmark-end text:name="header-n255"/></text:h>
      <text:p text:style-name="First_20_paragraph">怨灵修之浩荡兮，夫何执操之不固？<text:line-break/>悲太山之为隍兮，孰江河之可涸？<text:line-break/>愿承闲而效志兮，恐犯忌而干讳。<text:line-break/>卒抚情以寂寞兮，然怊怅而自悲。<text:line-break/>玉与石其同匮兮，贯鱼眼与珠玑。<text:line-break/>驽骏杂而不分兮，服罢牛而骖骥。<text:line-break/>年滔滔而自远兮，寿冉冉而愈衰。<text:line-break/>心悇憛而烦冤兮，蹇超摇而无冀。<text:line-break/>固时俗之工巧兮，灭规矩而改错。<text:line-break/>郤骐骥而不乘兮，策驽骀而取路。<text:line-break/>当世岂无骐骥兮，诚无王良之善驭。<text:line-break/>见执辔者非其人兮，故驹跳而远去。<text:line-break/>不量凿而正枘兮，恐矩矱之不同。<text:line-break/>不论世而高举兮，恐操行之不调。<text:line-break/>弧弓弛而不张兮，孰云知其所至？<text:line-break/>无倾危之患难兮，焉知贤士之所死？<text:line-break/>俗推佞而进富兮，节行张而不著。<text:line-break/>贤良蔽而不群兮，朋曹比而党誉。<text:line-break/>邪说饰而多曲兮，正法弧而不公。<text:line-break/>直士隐而避匿兮，谗谀登乎明堂。<text:line-break/>弃彭咸之娱乐兮，灭巧倕之绳墨。<text:line-break/>菎蕗杂于黀蒸兮，机蓬矢以射革。<text:line-break/>驾蹇驴而无策兮，又何路之能极？<text:line-break/>以直鍼而为钓兮，又何鱼之能得？<text:line-break/>伯牙之绝弦兮，无锺子期而听之。<text:line-break/>和抱璞而泣血兮，安得良工而剖之？<text:line-break/>同音者相和兮，同类者相似。<text:line-break/>飞鸟号其群兮，鹿鸣求其友。<text:line-break/>故叩宫而宫应兮，弹角而角动。<text:line-break/>虎啸而谷风至兮，龙举而景云往。<text:line-break/>音声之相和兮，言物类之相感也。<text:line-break/>夫方圜之异形兮，势不可以相错。<text:line-break/>列子隐身而穷处兮，世莫可以寄讬。<text:line-break/>众鸟皆有行列兮，凤独翔翔而无所薄。<text:line-break/>经浊世而不得志兮，愿侧身岩穴而自讬。<text:line-break/>欲阖口而无言兮，尝被君之厚德。<text:line-break/>独便悁而怀毒兮，愁郁郁之焉极？<text:line-break/>念三年之积思兮，愿壹见而陈辞。<text:line-break/>不及君而骋说兮，世孰可为明之？<text:line-break/>身寝疾而日愁兮，情沉抑而不扬。<text:line-break/>众人莫可与论道兮，悲精神之不通。<text:line-break/>乱曰：<text:line-break/>鸾皇孔凤日以远兮，畜凫驾鹅。<text:line-break/>鸡鹜满堂坛兮，鼉黽游乎华池。<text:line-break/>要褭奔亡兮，腾驾橐驼。<text:line-break/>铅刀进御兮，遥弃太阿。<text:line-break/>拔搴玄芝兮，列树芋荷。<text:line-break/>橘柚萎枯兮，苦李旖旎。<text:line-break/>甂瓯登于明堂兮，周鼎潜潜乎深渊。<text:line-break/>自古而固然兮，吾又何怨乎今之人。</text:p>
      <text:p text:style-name="Text_20_body"/>
      <text:p text:style-name="Text_20_body"/>
      <text:h text:style-name="Heading_20_2" text:outline-level="2"><text:bookmark-start text:name="header-n259"/>哀时命<text:bookmark-end text:name="header-n259"/></text:h>
      <text:p text:style-name="First_20_paragraph"><text:span text:style-name="T1">庄忌</text:span></text:p>
      <text:p text:style-name="Text_20_body">哀时命之不及古人兮，夫何予生之不遘时！<text:line-break/>往者不可扳援兮，徠者不可与期。<text:line-break/>志憾恨而不逞兮，杼中情而属诗。<text:line-break/>夜炯炯而不寐兮，怀隐忧而历兹。<text:line-break/>心郁郁而无告兮，众孰可与深谋！<text:line-break/>欿愁悴而委惰兮，老冉冉而逮之。<text:line-break/>居处愁以隐约兮，志沉抑而不扬。<text:line-break/>道壅塞而不通兮，江河广而无梁。<text:line-break/>愿至昆仑之悬圃兮，采锺山之玉英。<text:line-break/>揽瑶木之橝枝兮，望阆风之板桐。<text:line-break/>弱水汩其为难兮，路中断而不通。<text:line-break/>势不能凌波以径度兮，又无羽翼而高翔。<text:line-break/>然隐悯而不达兮，独徙倚而彷徉。<text:line-break/>怅惝罔以永思兮，心纡轸而增伤。<text:line-break/>倚踌躇以淹留兮，日饥馑而绝粮。<text:line-break/>廓抱景而独倚兮，超永思乎故乡。<text:line-break/>廓落寂而无友兮，谁可与玩此遗芳？<text:line-break/>白日晼晼其將入兮，哀余寿之弗将。<text:line-break/>车既弊而马罢兮，蹇邅徊而不能行。<text:line-break/>身既不容于浊世兮，不知进退之宜当。</text:p>
      <text:p text:style-name="Text_20_body">冠崔嵬而切云兮，剑淋离而从横。<text:line-break/>衣摄叶以储与兮，左袪挂于榑桑；<text:line-break/>右衽拂于不周兮，六合不足以肆行。<text:line-break/>上同凿枘于伏戏兮，下合矩矱于虞唐。<text:line-break/>原尊节而式高兮，志犹卑夫禹汤。<text:line-break/>虽知困其不改操兮，终不以邪枉害方。<text:line-break/>世并举而好朋兮，壹斗斛而相量。<text:line-break/>众比周以肩迫兮，贤者远而隐藏。<text:line-break/>为凤皇作鹑笼兮，虽翕翅其不容。<text:line-break/>灵皇其不寤知兮，焉陈词而效忠。<text:line-break/>俗嫉妒而蔽贤兮，孰知余之从容？<text:line-break/>愿舒志而抽冯兮，庸讵知其吉凶？<text:line-break/>璋珪杂于甑窐兮，陇廉与孟娵同宫。<text:line-break/>举世以为恆俗兮，固将愁苦而终穷。<text:line-break/>幽独转而不寐兮，惟烦懑而盈匈。<text:line-break/>魂眇眇而驰骋兮，心烦冤之忡忡。<text:line-break/>志欿憾而不憺兮，路幽昧而甚难。</text:p>
      <text:p text:style-name="Text_20_body">塊独守此曲隅兮，然欿切而永叹。<text:line-break/>愁修夜而宛转兮，气涫沸其若波。<text:line-break/>握剞劂而不用兮，操规矩而无所施。<text:line-break/>骋骐骥于中庭兮，焉能极夫远道？<text:line-break/>置援狖于棂槛兮，夫何以责其捷巧？<text:line-break/>驷跛鳖而上山兮，吾固知其不能陞。<text:line-break/>释管晏而任臧获兮，何权衡之能称？<text:line-break/>箟簬杂于黀蒸兮，机蓬矢以射革。<text:line-break/>负檐荷以丈尺兮，欲伸要而不可得。<text:line-break/>外迫胁于机臂兮，上牵联于矰隿。<text:line-break/>肩倾侧而不容兮，固陿腹而不得息。<text:line-break/>务光自投于深渊兮，不获世之尘垢。<text:line-break/>孰魁摧之可久兮，愿退身而穷处。<text:line-break/>凿山楹而为室兮，下被衣于水渚。<text:line-break/>雾露濛濛其晨降兮，云依斐而承宇。<text:line-break/>虹霓纷其朝霞兮，夕淫淫而淋雨。<text:line-break/>怊茫茫而无归兮，怅远望此旷野。<text:line-break/>下垂钓于溪谷兮，上要求于仙者。<text:line-break/>与赤松而结友兮，比王侨而为耦。<text:line-break/>使枭杨先导兮，白虎为之前後。<text:line-break/>浮云雾而入冥兮，骑白鹿而容与。</text:p>
      <text:p text:style-name="Text_20_body">魂眐眐以寄独兮，汨徂往而不归。<text:line-break/>处卓卓而日远兮，志浩荡而伤怀。<text:line-break/>鸾凤翔于苍云兮，故矰缴而不能加。<text:line-break/>蛟龙潜于旋渊兮，身不挂于罔罗。<text:line-break/>知贪饵而近死兮，不如下游乎清波。<text:line-break/>宁幽隐以远祸兮，孰侵辱之可为。<text:line-break/>子胥死而成义兮，屈原沉于汨罗。<text:line-break/>虽体解其不变兮，岂忠信之可化。<text:line-break/>志怦怦而内直兮，履绳墨而不颇。<text:line-break/>执权衡而无私兮，称轻重而不差。<text:line-break/>摡尘垢之枉攘兮，除秽累而反真。<text:line-break/>形体白而质素兮，中皎洁而淑清。<text:line-break/>时猒饫而不用兮，且隐伏而远身。<text:line-break/>聊窜端而匿迹兮，嗼寂默而无声。<text:line-break/>独便悁而烦毒兮，焉发愤而筊抒。<text:line-break/>时暧暧其将罢兮，遂闷叹而无名。<text:line-break/>伯夷死于首阳兮，卒夭隐而不荣。<text:line-break/>太公不遇文王兮，身至死而不得逞。<text:line-break/>怀瑶象而佩琼兮，愿陈列而无正。<text:line-break/>生天坠之若过兮，忽烂漫而无成。<text:line-break/>邪气袭余之形体兮，疾憯怛而萌生。<text:line-break/>原壹见阳春之白日兮，恐不终乎永年。</text:p>
      <text:p text:style-name="Text_20_body"/>
      <text:p text:style-name="Text_20_body"/>
      <text:h text:style-name="Heading_20_2" text:outline-level="2"><text:bookmark-start text:name="header-n267"/>九怀<text:bookmark-end text:name="header-n267"/></text:h>
      <text:p text:style-name="First_20_paragraph"><text:span text:style-name="T1">王褒</text:span></text:p>
      <text:p text:style-name="Text_20_body"/>
      <text:p text:style-name="Text_20_body"/>
      <text:h text:style-name="Heading_20_3" text:outline-level="3"><text:bookmark-start text:name="header-n272"/>匡机<text:bookmark-end text:name="header-n272"/></text:h>
      <text:p text:style-name="First_20_paragraph">极运兮不中，来将屈兮困穷。<text:line-break/>余深愍兮惨怛，愿一列兮无从。<text:line-break/>乘日月兮上征，顾游心兮鄗酆。<text:line-break/>弥览兮九隅，彷徨兮兰宫。<text:line-break/>芷闾兮药房，奋摇兮众芳。<text:line-break/>菌阁兮蕙楼，观道兮从横。<text:line-break/>宝金兮委积，美玉兮盈堂。<text:line-break/>桂水兮潺湲，扬流兮洋洋。<text:line-break/>蓍蔡兮踊跃，孔鹤兮回翔。<text:line-break/>抚槛兮远望，念君兮不忘。<text:line-break/>怫郁兮莫陈，永怀兮内伤。</text:p>
      <text:p text:style-name="Text_20_body"/>
      <text:p text:style-name="Text_20_body"/>
      <text:h text:style-name="Heading_20_3" text:outline-level="3"><text:bookmark-start text:name="header-n277"/>通路<text:bookmark-end text:name="header-n277"/></text:h>
      <text:p text:style-name="First_20_paragraph">天门兮墬户，孰由兮贤者？<text:line-break/>无正兮溷厕，怀德兮何睹？<text:line-break/>假寐兮愍斯，谁可与兮寤语？<text:line-break/>痛凤兮远逝，畜鴳兮近处。<text:line-break/>鲸鱏兮幽潜，从虾兮游陼。<text:line-break/>乘虬兮登阳，载象兮上行。<text:line-break/>朝发兮葱岭，夕至兮明光。<text:line-break/>北饮兮飞泉，南采兮芝英。<text:line-break/>宣游兮列宿，顺极兮彷徉。<text:line-break/>红采兮骍衣，翠缥兮为裳。<text:line-break/>舒佩兮綝纚，竦余剑兮干将。<text:line-break/>腾蛇兮后从，飞駏兮步旁。<text:line-break/>微观兮玄圃，览察兮瑶光。<text:line-break/>启匮兮探筴，悲命兮相当。<text:line-break/>纫蕙兮永辞，将离兮所思。<text:line-break/>浮云兮容与，道余兮何之？<text:line-break/>远望兮仟眠，闻雷兮阗阗。<text:line-break/>阴忧兮感余，惆怅兮自怜。</text:p>
      <text:p text:style-name="Text_20_body"/>
      <text:p text:style-name="Text_20_body"/>
      <text:h text:style-name="Heading_20_3" text:outline-level="3"><text:bookmark-start text:name="header-n282"/>危俊<text:bookmark-end text:name="header-n282"/></text:h>
      <text:p text:style-name="First_20_paragraph">林不容兮鸣蜩，余何留兮中州？<text:line-break/>陶嘉月兮总驾，搴玉英兮自修。<text:line-break/>结荣茝兮逶逝，将去烝兮远游。<text:line-break/>径岱土兮魏阙，历九曲兮牵牛。<text:line-break/>聊假日兮相佯，遗光燿兮周流。<text:line-break/>望太一兮淹息，纡余辔兮自休。<text:line-break/>晞白日兮皎皎，弥远路兮悠悠。<text:line-break/>顾列孛兮缥缥，观幽云兮陈浮。<text:line-break/>钜宝迁兮砏磤，雉咸雊兮相求。<text:line-break/>泱莽莽兮究志，惧吾心兮懤懤。<text:line-break/>步余马兮飞柱，览可与兮匹俦。<text:line-break/>卒莫有兮纤介，永余思兮怞怞。</text:p>
      <text:p text:style-name="Text_20_body"/>
      <text:p text:style-name="Text_20_body"/>
      <text:h text:style-name="Heading_20_3" text:outline-level="3"><text:bookmark-start text:name="header-n287"/>昭世<text:bookmark-end text:name="header-n287"/></text:h>
      <text:p text:style-name="First_20_paragraph">世溷兮冥昏，违君兮归真。<text:line-break/>乘龙兮偃蹇，高回翔兮上臻。<text:line-break/>袭英衣兮缇[糹習]，披华裳兮芳芬。<text:line-break/>登羊角兮扶舆，浮云漠兮自娱。<text:line-break/>握神精兮雍容，与神人兮相胥。<text:line-break/>流星坠兮成雨，进瞵盼兮上丘墟。<text:line-break/>览旧邦兮滃郁，余安能兮久居。<text:line-break/>志怀逝兮心懰栗，纡余辔兮踌躇。<text:line-break/>闻素女兮微歌，听王后兮吹竽。<text:line-break/>魂悽怆兮感哀，肠回回兮盘纡。<text:line-break/>抚余佩兮缤纷，高太息兮自怜。<text:line-break/>使祝融兮先行，令昭明兮开门。<text:line-break/>驰六蛟兮上征，竦余驾兮入冥。<text:line-break/>历九州兮索合，谁可与兮终生。<text:line-break/>忽反顾兮西囿，睹轸丘兮崎倾。<text:line-break/>横垂涕兮泫流，悲余后兮失灵。</text:p>
      <text:p text:style-name="Text_20_body"/>
      <text:p text:style-name="Text_20_body"/>
      <text:h text:style-name="Heading_20_3" text:outline-level="3"><text:bookmark-start text:name="header-n292"/>尊嘉<text:bookmark-end text:name="header-n292"/></text:h>
      <text:p text:style-name="First_20_paragraph">季春兮阳阳，列草兮成行。<text:line-break/>余悲兮兰生，委积兮从横。<text:line-break/>江离兮遗捐，辛夷兮挤臧。<text:line-break/>伊思兮往古，亦多兮遭殃。<text:line-break/>伍胥兮浮江，屈子兮沉湘。<text:line-break/>运余兮念兹，心内兮怀伤。<text:line-break/>望淮兮沛沛，滨流兮则逝。<text:line-break/>榜舫兮下流，东注兮磕磕。<text:line-break/>蛟龙兮导引，文鱼兮上濑。<text:line-break/>抽蒲兮陈坐，援芙蕖兮为盖。<text:line-break/>水跃兮余旌，继以兮微蔡。<text:line-break/>云旗兮电骛，倏忽兮容裔。<text:line-break/>河伯兮开门，迎余兮欢欣。<text:line-break/>顾念兮旧都，怀恨兮艰难。<text:line-break/>窃哀兮浮萍，汎淫兮无根。</text:p>
      <text:p text:style-name="Text_20_body"/>
      <text:p text:style-name="Text_20_body"/>
      <text:h text:style-name="Heading_20_3" text:outline-level="3"><text:bookmark-start text:name="header-n297"/>蓄英<text:bookmark-end text:name="header-n297"/></text:h>
      <text:p text:style-name="First_20_paragraph">秋风兮萧萧，舒芳兮振条。<text:line-break/>微霜兮眇眇，病殀兮鸣蜩。<text:line-break/>玄鸟兮辞归，飞翔兮灵丘。<text:line-break/>望谿谷兮滃郁，熊罴兮呴嗥。<text:line-break/>唐虞兮不存，何故兮久留？<text:line-break/>临渊兮汪洋，顾林兮忽荒。<text:line-break/>修余兮袿衣，骑霓兮南上。<text:line-break/>乘云兮回回，亹亹兮自强。<text:line-break/>将息兮兰皋，失志兮悠悠。<text:line-break/>蒶蕴兮霉黧，思君兮无聊。<text:line-break/>身去兮意存，怆恨兮怀愁。</text:p>
      <text:p text:style-name="Text_20_body"/>
      <text:p text:style-name="Text_20_body"/>
      <text:h text:style-name="Heading_20_3" text:outline-level="3"><text:bookmark-start text:name="header-n302"/>思忠<text:bookmark-end text:name="header-n302"/></text:h>
      <text:p text:style-name="First_20_paragraph">登九灵兮游神，静女歌兮微晨。<text:line-break/>悲皇丘兮积葛，众体错兮交纷。<text:line-break/>贞枝抑兮枯槁，枉车登兮庆云。<text:line-break/>感余志兮惨栗，心怆怆兮自怜。<text:line-break/>驾玄螭兮北征，曏吾路兮葱岭。<text:line-break/>连五宿兮建旄，扬氛气兮为旌。<text:line-break/>历广漠兮驰骛，览中国兮冥冥。<text:line-break/>玄武步兮水母，与吾期兮南荣。<text:line-break/>登华盖兮乘阳，聊逍遥兮播光。<text:line-break/>抽库娄兮酌醴，援瓟瓜兮接粮。<text:line-break/>毕休息兮远逝，发玉軔兮西行。<text:line-break/>惟时俗兮疾正，弗可久兮此方。<text:line-break/>寤辟摽兮永思，心怫郁兮内伤。</text:p>
      <text:p text:style-name="Text_20_body"/>
      <text:p text:style-name="Text_20_body"/>
      <text:h text:style-name="Heading_20_3" text:outline-level="3"><text:bookmark-start text:name="header-n307"/>陶壅<text:bookmark-end text:name="header-n307"/></text:h>
      <text:p text:style-name="First_20_paragraph">览杳杳兮世惟，余惆怅兮何归。<text:line-break/>伤时俗兮溷乱，将奋翼兮高飞。<text:line-break/>驾八龙兮连蜷，建虹旌兮威夷。<text:line-break/>观中宇兮浩浩，纷翼翼兮上跻。<text:line-break/>浮溺水兮舒光，淹低佪兮京沶。<text:line-break/>屯余车兮索友，睹皇公兮问师。<text:line-break/>道莫贵兮归真，羡余术兮可夷。<text:line-break/>吾乃逝兮南娭，道幽路兮九疑。<text:line-break/>越炎火兮万里，过万首兮嶷嶷。<text:line-break/>济江海兮蝉蜕，绝北梁兮永辞。<text:line-break/>浮云郁兮昼昏，霾土忽兮塺々。<text:line-break/>息阳城兮广夏，衰色罔兮中怠。<text:line-break/>意晓阳兮燎寤，乃自诊兮在兹。<text:line-break/>思尧舜兮袭兴，幸咎繇兮获谋。<text:line-break/>悲九州兮靡君，抚轼叹兮作诗。</text:p>
      <text:p text:style-name="Text_20_body"/>
      <text:p text:style-name="Text_20_body"/>
      <text:h text:style-name="Heading_20_3" text:outline-level="3"><text:bookmark-start text:name="header-n312"/>株昭<text:bookmark-end text:name="header-n312"/></text:h>
      <text:p text:style-name="First_20_paragraph">悲哉于嗟兮，心内切磋。<text:line-break/>款冬而生兮，凋彼叶柯。<text:line-break/>瓦砾进宝兮，捐弃随和。<text:line-break/>铅刀厉御兮，顿弃太阿。<text:line-break/>骥垂两耳兮，中坂蹉跎。<text:line-break/>蹇驴服驾兮，无用日多。<text:line-break/>修洁处幽兮，贵宠沙劘。<text:line-break/>凤皇不翔兮，鹑鴳飞扬。<text:line-break/>乘虹骖蜺兮，载云变化。<text:line-break/>焦明开路兮，后属青蛇。<text:line-break/>步骤桂林兮，超骧卷阿。<text:line-break/>丘陵翔儛兮，谿谷悲歌。<text:line-break/>神章灵篇兮，赴曲相和。<text:line-break/>余私娱兹兮，孰哉复加。<text:line-break/>还顾世俗兮，坏败罔罗。<text:line-break/>卷佩将逝兮，涕流滂沲。<text:line-break/>乱曰：<text:line-break/>皇门开兮照下土，株秽除兮兰芷睹。<text:line-break/>四佞放兮後得禹，圣舜摄兮昭尧绪，<text:line-break/>孰能若兮原为辅。</text:p>
      <text:p text:style-name="Text_20_body"/>
      <text:p text:style-name="Text_20_body"/>
      <text:h text:style-name="Heading_20_2" text:outline-level="2"><text:bookmark-start text:name="header-n316"/>九叹<text:bookmark-end text:name="header-n316"/></text:h>
      <text:p text:style-name="First_20_paragraph"><text:span text:style-name="T1">刘向</text:span></text:p>
      <text:p text:style-name="Text_20_body"/>
      <text:p text:style-name="Text_20_body"/>
      <text:h text:style-name="Heading_20_3" text:outline-level="3"><text:bookmark-start text:name="header-n321"/>逢纷<text:bookmark-end text:name="header-n321"/></text:h>
      <text:p text:style-name="First_20_paragraph">伊伯庸之末胄兮，谅皇直之屈原。<text:line-break/>云余肇祖于高阳兮，惟楚怀之婵连。<text:line-break/>原生受命于贞节兮，鸿永路有嘉名。<text:line-break/>齐名字于天地兮，并光明于列星。<text:line-break/>吸精粹而吐氛浊兮，横邪世而不取容。<text:line-break/>行叩诚而不阿兮，遂见排而逢谗。<text:line-break/>后听虚而黜实兮，不吾理而顺情。<text:line-break/>肠愤悁而含怒兮，志迁蹇而左倾。<text:line-break/>心戃慌其不我与兮，躬速速其不吾亲。<text:line-break/>辞灵修而陨志兮，吟泽畔之江滨。<text:line-break/>椒桂罗以颠覆兮，有竭信而归诚。<text:line-break/>谗夫蔼蔼而漫著兮，曷其不舒予情？<text:line-break/>始结言于庙堂兮，信中涂而叛之。<text:line-break/>怀兰蕙与衡芷兮，行中野而散之。<text:line-break/>声哀哀而怀高丘兮，心愁愁而思旧邦。<text:line-break/>愿承闲而自恃兮，径淫曀而道壅。<text:line-break/>颜霉黧以沮败兮，精越裂而衰耄。<text:line-break/>裳襜襜而含风兮，衣纳纳而掩露。<text:line-break/>赴江湘之湍流兮，顺波凑而下降。<text:line-break/>徐徘徊于山阿兮，飘风来之洶洶。<text:line-break/>驰余车兮玄石，步余马兮洞庭。<text:line-break/>平明发兮苍梧，夕投宿兮石城。<text:line-break/>芙蓉盖而菱华车兮，紫贝阙而玉堂。<text:line-break/>薜荔饰而陆离荐兮，鱼鳞衣而白蜺裳。<text:line-break/>登逢龙而下陨兮，违故都之漫漫。<text:line-break/>思南郢之旧俗兮，肠一夕而九运。<text:line-break/>扬流波之潢潢兮，体溶溶而东回。<text:line-break/>心怊怅以永思兮，意晻晻而日颓。<text:line-break/>白露纷以涂涂兮，秋风浏以萧萧。<text:line-break/>身永流而不还兮，魂长逝而常愁。<text:line-break/>叹曰：<text:line-break/>譬彼流水纷扬磕兮，波逢汹涌濆壅滂兮。<text:line-break/>揄扬涤荡飘流陨往触崟石兮，<text:line-break/>龙卬脟圈缭戾宛转阻相薄兮，<text:line-break/>遭纷逢凶蹇离尤兮，垂文扬采遗将来兮。</text:p>
      <text:p text:style-name="Text_20_body"/>
      <text:p text:style-name="Text_20_body"/>
      <text:h text:style-name="Heading_20_3" text:outline-level="3"><text:bookmark-start text:name="header-n326"/>离世<text:bookmark-end text:name="header-n326"/></text:h>
      <text:p text:style-name="First_20_paragraph">灵怀其不吾知兮，灵怀其不吾闻。<text:line-break/>就灵怀之皇祖兮，愬灵怀之鬼神。<text:line-break/>灵怀曾不吾与兮，即听夫人之谀辞。<text:line-break/>余辞上参于天坠兮，旁引之于四时。<text:line-break/>指日月使延照兮，抚招摇以质正。<text:line-break/>立师旷俾端辞兮，命咎繇使并听。<text:line-break/>兆出名曰正则兮，卦发字曰灵均。<text:line-break/>余幼既有此鸿节兮，长愈固而弥纯。<text:line-break/>不从俗而诐行兮，直躬指而信志。<text:line-break/>不枉绳以追曲兮，屈情素以从事。<text:line-break/>端余行其如玉兮，述皇舆之踵迹。<text:line-break/>群阿容以晦光兮，皇舆覆以幽辟。<text:line-break/>舆中涂以回畔兮，驷马惊而横奔。<text:line-break/>执组者不能制兮，必折轭而摧辕。<text:line-break/>断镳衔以驰骛兮，暮去次而敢止。<text:line-break/>路荡荡其无人兮，遂不禦乎千里。<text:line-break/>身衡陷而下沉兮，不可获而复登。<text:line-break/>不顾身之卑贱兮，惜皇舆之不兴。<text:line-break/>出国门而端指兮，冀壹寤而锡还。<text:line-break/>哀仆夫之坎毒兮，屡离忧而逢患。<text:line-break/>九年之中不吾反兮，思彭咸之水游。<text:line-break/>惜师延之浮渚兮，赴汨罗之长流。<text:line-break/>遵江曲之逶移兮，触石碕而衡游。<text:line-break/>波澧澧而扬浇兮，顺长濑之浊流。<text:line-break/>凌黄沱而下低兮，思还流而复反。<text:line-break/>玄舆驰而并集兮，身容与而日远。<text:line-break/>棹舟杭以横濿兮，济湘流而南极。<text:line-break/>立江界而长吟兮，愁哀哀而累息。<text:line-break/>情慌忽以忘归兮，神浮游以高历。<text:line-break/>心蛩蛩而怀顾兮，魂眷眷而独逝。<text:line-break/>叹曰：<text:line-break/>余思旧邦心依违兮，<text:line-break/>日暮黄昏羌幽悲兮，<text:line-break/>去郢东迁余谁慕兮，<text:line-break/>谗夫党旅其以兹故兮，<text:line-break/>河水淫淫情所愿兮，<text:line-break/>顾瞻郢路终不返兮。</text:p>
      <text:p text:style-name="Text_20_body"/>
      <text:p text:style-name="Text_20_body"/>
      <text:h text:style-name="Heading_20_3" text:outline-level="3"><text:bookmark-start text:name="header-n331"/>怨思<text:bookmark-end text:name="header-n331"/></text:h>
      <text:p text:style-name="First_20_paragraph">惟郁郁之忧毒兮，志坎壈而不违。<text:line-break/>身憔悴而考旦兮，日黄昏而长悲。<text:line-break/>闵空宇之孤子兮，哀枯杨之冤雏。<text:line-break/>孤雌吟于高墉兮，鸣鸠栖于桑榆。<text:line-break/>玄蝯失于潜林兮，独偏弃而远放。<text:line-break/>征夫劳于周行兮，处妇愤而长望。<text:line-break/>申诚信而罔违兮，情素洁于纽帛。<text:line-break/>光明齐于日月兮，文采耀燿于玉石。<text:line-break/>伤压次而不发兮，思沉抑而不扬。<text:line-break/>芳懿懿而终败兮，名靡散而不彰。<text:line-break/>背玉门以奔骛兮，蹇离尤而干诟。<text:line-break/>若龙逢之沉首兮，王子比干之逢醢。<text:line-break/>念社稷之几危兮，反为雠而见怨。<text:line-break/>思国家之离沮兮，躬获愆而结难。<text:line-break/>若青蝇之伪质兮，晋骊姬之反情。<text:line-break/>恐登阶之逢殆兮，故退伏于末庭。<text:line-break/>孽臣之号咷兮，本朝芜而不治。<text:line-break/>犯颜色而触谏兮，反蒙辜而被疑。<text:line-break/>菀蘼芜与菌若兮，渐藁本于洿渎。<text:line-break/>淹芳芷于腐井兮，弃鸡骇于筐簏。<text:line-break/>执棠谿以刜蓬兮，秉干将以割肉。<text:line-break/>筐泽泻以豹鞟兮，破荆和以继筑。<text:line-break/>时溷浊犹未清兮，世殽乱犹未察。<text:line-break/>欲容与以俟时兮，惧年岁之既晏。<text:line-break/>顾屈节以从流兮，心巩巩而不夷。<text:line-break/>宁浮沅而驰骋兮，下江湘以邅回。<text:line-break/>叹曰：<text:line-break/>山中槛槛余伤怀兮，征夫皇皇其孰依兮，<text:line-break/>经营原野杳冥冥兮，乘骐骋骥舒吾情兮，<text:line-break/>归骸旧邦莫谁语兮，长辞远逝乘湘去兮。</text:p>
      <text:p text:style-name="Text_20_body"/>
      <text:p text:style-name="Text_20_body"/>
      <text:h text:style-name="Heading_20_3" text:outline-level="3"><text:bookmark-start text:name="header-n336"/>远逝<text:bookmark-end text:name="header-n336"/></text:h>
      <text:p text:style-name="First_20_paragraph">志隐隐而郁怫兮，愁独哀而冤结。<text:line-break/>肠纷纭以缭转兮，涕渐渐其若屑。<text:line-break/>情慨慨而长怀兮，信上皇而质正。<text:line-break/>合五岳与八灵兮，讯九鬿与六神。<text:line-break/>指列宿以白情兮，诉五帝以置辞。<text:line-break/>北斗为我折中兮，太一为余听之。<text:line-break/>云服阴阳之正道兮，御后土之中和。<text:line-break/>佩苍龙之蚴虬兮，带隐虹之逶蛇。<text:line-break/>曳彗星之皓旰兮，抚朱爵与鵔鸃。<text:line-break/>游清灵之飒戾兮，服云衣之披披。<text:line-break/>杖玉策与朱旗兮，垂明月之玄珠。<text:line-break/>举霓旌之墆翳兮，建黄纁之总旄。<text:line-break/>躬纯粹而罔愆兮，承皇考之妙仪。<text:line-break/>惜往事之不合兮，横汨罗而下沥。<text:line-break/>乘隆波而南渡兮，逐江湘之顺流。<text:line-break/>赴阳侯之潢洋兮，下石濑而登洲。<text:line-break/>陆魁堆以蔽视兮，云冥冥而闇前。<text:line-break/>山峻高以无垠兮，遂曾闳而迫身。<text:line-break/>雪雰雰而薄木兮，云霏霏而陨集。<text:line-break/>阜隘狭而幽险兮，石嵾嵯以翳日。<text:line-break/>悲故乡而发忿兮，去余邦之弥久。<text:line-break/>背龙门而入河兮，登大坟而望夏首。<text:line-break/>横舟航而济湘兮，耳聊啾而戃慌。<text:line-break/>波淫淫而周流兮，鸿溶溢而滔荡。<text:line-break/>路曼曼其无端兮，周容容而无识。<text:line-break/>引日月以指极兮，少须臾而释思。<text:line-break/>水波远以冥冥兮，眇不睹其东西。<text:line-break/>顺风波以南北兮，雾宵晦以纷纷。<text:line-break/>日杳杳以西颓兮，路长远而窘迫。<text:line-break/>欲酌醴以娱忧兮，蹇骚骚而不释。<text:line-break/>叹曰：<text:line-break/>飘风蓬龙埃坲々兮，草木摇落时槁悴兮，<text:line-break/>遭倾遇祸不可救兮，长吟永欷涕究究兮，<text:line-break/>舒情陈诗冀以自免兮，颓流下陨身日远兮。</text:p>
      <text:p text:style-name="Text_20_body"/>
      <text:p text:style-name="Text_20_body"/>
      <text:h text:style-name="Heading_20_3" text:outline-level="3"><text:bookmark-start text:name="header-n341"/>惜贤<text:bookmark-end text:name="header-n341"/></text:h>
      <text:p text:style-name="First_20_paragraph">览屈氏之离骚兮，心哀哀而怫郁。<text:line-break/>声嗷嗷以寂寥兮，顾仆夫之憔悴。<text:line-break/>拨谄谀而匡邪兮，切淟涊之流俗。<text:line-break/>荡渨涹之奸咎兮，夷蠢蠢之溷浊。<text:line-break/>怀芬香而挟蕙兮，佩江蓠之婓婓。<text:line-break/>握申椒与杜若兮，冠浮云之峨峨。<text:line-break/>登长陵而四望兮，览芷圃之蠡蠡。<text:line-break/>游兰皋与蕙林兮，睨玉石之嵾嵯。<text:line-break/>扬精华以炫燿兮，芳郁渥而纯美。<text:line-break/>结桂树之旖旎兮，纫荃蕙与辛夷。<text:line-break/>芳若兹而不御兮，捐林薄而菀死。<text:line-break/>驱子侨之奔走兮，申徒狄之赴渊。<text:line-break/>若由夷之纯美兮，介子推之隐山。<text:line-break/>晋申生之离殃兮，荆和氏之泣血。<text:line-break/>吴申胥之抉眼兮，王子比干之横废。<text:line-break/>欲卑身而下体兮，心隐恻而不置。<text:line-break/>方圜殊而不合兮，钩绳用而异态。<text:line-break/>欲俟时于须臾兮，日阴曀其将暮。<text:line-break/>时迟迟其日进兮，年忽忽而日度。<text:line-break/>妄周容而入世兮，内距闭而不开。<text:line-break/>俟时风之清激兮，愈氛雾其如塺。<text:line-break/>进雄鸠之耿耿兮，谗介介而蔽之。<text:line-break/>默顺风以偃仰兮，尚由由而进之。<text:line-break/>心懭悢以冤结兮，情舛错以曼忧。<text:line-break/>搴薜荔于山野兮，采撚支于中洲。<text:line-break/>望高丘而叹涕兮，悲吸吸而长怀。<text:line-break/>孰契契而委栋兮，日晻晻而下颓。<text:line-break/>叹曰：<text:line-break/>江湘油油长流汩兮，挑揄扬汰荡迅疾兮。<text:line-break/>忧心展转愁怫郁兮，冤结未舒长隐忿兮，<text:line-break/>丁时逢殃可奈何兮，劳心悁悁涕滂沱兮。</text:p>
      <text:p text:style-name="Text_20_body"/>
      <text:p text:style-name="Text_20_body"/>
      <text:h text:style-name="Heading_20_3" text:outline-level="3"><text:bookmark-start text:name="header-n346"/>忧苦<text:bookmark-end text:name="header-n346"/></text:h>
      <text:p text:style-name="First_20_paragraph">悲余心之悁悁兮，哀故邦之逢殃。<text:line-break/>辞九年而不复兮，独茕茕而南行。<text:line-break/>思余俗之流风兮，心纷错而不受。<text:line-break/>遵野莽以呼风兮，步从容于山廋。<text:line-break/>巡陆夷之曲衍兮，幽空虚以寂寞。<text:line-break/>倚石岩以流涕兮，忧憔悴而无乐。<text:line-break/>登巑岏以长企兮，望南郢而闚之。<text:line-break/>山修远其辽辽兮，涂漫漫其无时。<text:line-break/>听玄鹤之晨鸣兮，于高冈之峨峨。<text:line-break/>独愤积而哀娱兮，翔江洲而安歌。<text:line-break/>三鸟飞以自南兮，览其志而欲北。<text:line-break/>原寄言于三鸟兮，去飘疾而不可得。<text:line-break/>欲迁志而改操兮，心纷结其未离。<text:line-break/>外彷徨而游览兮，内恻隐而含哀。<text:line-break/>聊须臾以时忘兮，心渐渐其烦错。<text:line-break/>原假簧以舒忧兮，志纡郁其难释。<text:line-break/>叹《离骚》以扬意兮，犹未殫于《九章》。<text:line-break/>长嘘吸以于悒兮，涕横集而成行。<text:line-break/>伤明珠之赴泥兮，鱼眼玑之坚藏。<text:line-break/>同驽骡与乘駔兮，杂斑駮与阘茸。<text:line-break/>葛藟虆于桂树兮，鸱鸮集于木兰。<text:line-break/>偓促谈于廊庙兮，律魁放乎山间。<text:line-break/>恶虞氏之箫《韶》兮，好遗风之《激楚》。<text:line-break/>潜周鼎于江淮兮，爨土鬵于中宇。<text:line-break/>且人心之持旧兮，而不可保长。<text:line-break/>邅彼南道兮，征夫宵行。<text:line-break/>思念郢路兮，还顾睠睠。<text:line-break/>涕流交集兮，泣下涟涟。<text:line-break/>叹曰：<text:line-break/>登山长望中心悲兮，菀彼青青泣如颓兮，<text:line-break/>留思北顾涕渐渐兮，折锐摧矜凝氾滥兮，<text:line-break/>念我茕茕魂谁求兮，仆夫慌悴散若流兮。</text:p>
      <text:p text:style-name="Text_20_body"/>
      <text:p text:style-name="Text_20_body"/>
      <text:h text:style-name="Heading_20_3" text:outline-level="3"><text:bookmark-start text:name="header-n351"/>愍命<text:bookmark-end text:name="header-n351"/></text:h>
      <text:p text:style-name="First_20_paragraph">昔皇考之嘉志兮，喜登能而亮贤。<text:line-break/>情纯洁而罔薉兮，姿盛质而无愆。<text:line-break/>放佞人与谄谀兮，斥谗夫与便嬖。<text:line-break/>亲忠正之悃诚兮，招贞良与明智。<text:line-break/>心溶溶其不可量兮，情澹澹其若渊。<text:line-break/>回邪辟而不能入兮，诚原藏而不可迁。<text:line-break/>逐下袟于後堂兮，迎虙妃于伊雒。<text:line-break/>刜谗贼于中廇兮，选吕管于榛薄。<text:line-break/>丛林之下无怨士兮，江河之畔无隐夫。<text:line-break/>三苗之徒以放逐兮，伊皋之伦以充庐。<text:line-break/>今反表以为里兮，颠裳以为衣。<text:line-break/>戚宋万于两楹兮，废周邵于遐夷。<text:line-break/>却骐骥以转运兮，腾驴骡以驰逐。<text:line-break/>蔡女黜而出帷兮，戎妇入而綵绣服。<text:line-break/>庆忌囚于阱室兮，陈不占战而赴围。<text:line-break/>破伯牙之号钟兮，挟人筝而弹纬。<text:line-break/>藏瑉石于金匮兮，捐赤瑾于中庭。<text:line-break/>韩信蒙于介胄兮，行夫将而攻城。<text:line-break/>莞芎弃于泽洲兮，瓟瓥蠹于筐簏。<text:line-break/>麒麟奔于九皋兮，熊罴群而逸囿。<text:line-break/>折芳枝与琼华兮，树枳棘与薪柴。<text:line-break/>掘荃蕙与射干兮，耘藜藿与蘘荷。<text:line-break/>惜今世其何殊兮，远近思而不同。<text:line-break/>或沉沦其无所达兮，或清激其无所通。<text:line-break/>哀余生之不当兮，独蒙毒而逢尤。<text:line-break/>虽謇謇以申志兮，君乖差而屏之。<text:line-break/>诚惜芳之菲菲兮，反以兹为腐也。<text:line-break/>怀椒聊之蔎蔎兮，乃逢纷以罹诟也。<text:line-break/>叹曰：<text:line-break/>嘉皇既殁终不返兮，山中幽险郢路远兮。<text:line-break/>谗人諓諓孰可愬兮，征夫罔极谁可语兮。<text:line-break/>行吟累欷声喟喟兮，怀忧含戚何侘傺兮。</text:p>
      <text:p text:style-name="Text_20_body"/>
      <text:p text:style-name="Text_20_body"/>
      <text:h text:style-name="Heading_20_3" text:outline-level="3"><text:bookmark-start text:name="header-n356"/>思古<text:bookmark-end text:name="header-n356"/></text:h>
      <text:p text:style-name="First_20_paragraph">冥冥深林兮，树木郁郁。<text:line-break/>山参差以崭岩兮，阜杳杳以蔽日。<text:line-break/>悲余心之悁悁兮，目眇眇而遗泣。<text:line-break/>风骚屑以摇木兮，云吸吸以湫戾。<text:line-break/>悲余生之无欢兮，愁倥傯于山陆。<text:line-break/>旦徘徊于长阪兮，夕彷徨而独宿。<text:line-break/>发披披以鬤鬤兮，躬劬劳而瘏悴。<text:line-break/>魂俇俇而南行兮，泣霑襟而濡袂。<text:line-break/>心婵媛而无告兮，口噤闭而不言。<text:line-break/>违郢都之旧闾兮，回湘、沅而远迁。<text:line-break/>念余邦之横陷兮，宗鬼神之无次。<text:line-break/>闵先嗣之中绝兮，心惶惑而自悲。<text:line-break/>聊浮游于山陿兮，步周流于江畔。<text:line-break/>临深水而长啸兮，且倘佯而氾观。<text:line-break/>兴离骚之微文兮，冀灵修之壹悟。<text:line-break/>还余车于南郢兮，复往轨于初古。<text:line-break/>道修远其难迁兮，伤余心之不能已。<text:line-break/>背三五之典刑兮，绝洪范之辟纪。<text:line-break/>播规矩以背度兮，错权衡而任意。<text:line-break/>操绳墨而放弃兮，倾容幸而侍侧。<text:line-break/>甘棠枯于丰草兮，藜棘树于中庭。<text:line-break/>西施斥于北宫兮，仳倠倚于弥楹。<text:line-break/>乌获戚而骖乘兮，燕公操于马圉。<text:line-break/>蒯聩登于清府兮，咎繇弃而在野。<text:line-break/>盖见兹以永叹兮，欲登阶而狐疑。<text:line-break/>乘白水而高骛兮，因徙弛而长词。<text:line-break/>叹曰：<text:line-break/>倘佯垆阪沼水深兮，容与汉渚涕淫淫兮，<text:line-break/>锺牙已死谁为声兮？纤阿不御焉舒情兮，<text:line-break/>曾哀悽欷心离离兮，还顾高丘泣如洒兮。</text:p>
      <text:p text:style-name="Text_20_body"/>
      <text:p text:style-name="Text_20_body"/>
      <text:h text:style-name="Heading_20_3" text:outline-level="3"><text:bookmark-start text:name="header-n361"/>远游<text:bookmark-end text:name="header-n361"/></text:h>
      <text:p text:style-name="First_20_paragraph">悲余性之不可改兮，屡惩艾而不迻。<text:line-break/>服觉皓以殊俗兮，貌揭揭以巍巍。<text:line-break/>譬若王侨之乘云兮，载赤霄而凌太清。<text:line-break/>欲与天地参寿兮，与日月而比荣。<text:line-break/>登昆仑而北首兮，悉灵圉而来谒。<text:line-break/>选鬼神于太阴兮，登阊阖于玄阙。<text:line-break/>回朕车俾西引兮，褰虹旗于玉门。<text:line-break/>驰六龙于三危兮，朝西灵于九滨。<text:line-break/>结余轸于西山兮，横飞谷以南征。<text:line-break/>绝都广以直指兮，历祝融于硃冥。<text:line-break/>枉玉衡于炎火兮，委两馆于咸唐。<text:line-break/>贯澒濛以东朅兮，维六龙于扶桑。<text:line-break/>周流览于四海兮，志升降以高驰。<text:line-break/>徵九神于回极兮，建虹采以招指。<text:line-break/>驾鸾凤以上游兮，从玄鹤与鹪明。<text:line-break/>孔鸟飞而送迎兮，腾群鹤于瑶光。<text:line-break/>排帝宫与罗囿兮，升县圃以眩灭。<text:line-break/>结琼枝以杂佩兮，立长庚以继日。<text:line-break/>凌惊雷以轶骇电兮，缀鬼谷于北辰。<text:line-break/>鞭风伯使先驱兮，囚灵玄于虞渊。<text:line-break/>遡高风以低佪兮，览周流于朔方。<text:line-break/>就颛顼而敶辞兮，考玄冥于空桑。<text:line-break/>旋车逝于崇山兮，奏虞舜于苍梧。<text:line-break/>济杨舟于会稽兮，就申胥于五湖。<text:line-break/>见南郢之流风兮，殒余躬于沅湘。<text:line-break/>望旧邦之黯黮兮，时溷浊其犹未央。<text:line-break/>怀兰茝之芬芳兮，妒被离而折之。<text:line-break/>张绛帷以襜襜兮，风邑邑而蔽之。<text:line-break/>日暾暾其西舍兮，阳焱焱而复顾。<text:line-break/>聊假日以须臾兮，何骚骚而自故。<text:line-break/>叹曰：<text:line-break/>譬彼蛟龙乘云浮兮，<text:line-break/>汎淫澒溶纷若雾兮。<text:line-break/>潺湲轇轕雷动电发馺高举兮。<text:line-break/>升虚凌冥沛浊浮清入帝宫兮，<text:line-break/>摇翘奋羽驰风骋雨游无穷兮。</text:p>
      <text:p text:style-name="Text_20_body"/>
      <text:p text:style-name="Text_20_body"/>
      <text:h text:style-name="Heading_20_2" text:outline-level="2"><text:bookmark-start text:name="header-n365"/>九思<text:bookmark-end text:name="header-n365"/></text:h>
      <text:p text:style-name="First_20_paragraph">*王逸</text:p>
      <text:p text:style-name="Text_20_body"/>
      <text:p text:style-name="Text_20_body"/>
      <text:h text:style-name="Heading_20_3" text:outline-level="3"><text:bookmark-start text:name="header-n370"/>逢尤<text:bookmark-end text:name="header-n370"/></text:h>
      <text:p text:style-name="First_20_paragraph">悲兮愁，哀兮忧！<text:line-break/>天生我兮当闇时，被诼谮兮虚获尤。<text:line-break/>心烦憒兮意无聊，严载驾兮出戏游。<text:line-break/>周八极兮历九州，求轩辕兮索重华。<text:line-break/>世既卓兮远眇眇，握佩玖兮中路躇。<text:line-break/>羡咎繇兮建典谟，懿风后兮受瑞图。<text:line-break/>愍余命兮遭六极，委玉质兮於泥涂。<text:line-break/>遽傽遑兮驱林泽，步屏营兮行丘阿。<text:line-break/>车軏折兮马虺颓，惷怅立兮涕滂沱。<text:line-break/>思丁文兮圣明哲，哀平差兮迷谬愚。<text:line-break/>吕傅举兮殷周兴，忌嚭专兮郢吴虚。<text:line-break/>仰长叹兮气噎结，悒殟绝兮咶复苏。<text:line-break/>虎兕争兮於廷中，豺狼斗兮我之隅。<text:line-break/>云雾会兮日冥晦，飘风起兮扬尘埃。<text:line-break/>走鬯罔兮乍东西，欲窜伏兮其焉如？<text:line-break/>念灵闺兮隩重深，原竭节兮隔无由。<text:line-break/>望旧邦兮路逶随，忧心悄兮志勤劬。<text:line-break/>魂茕茕兮不遑寐，目眽眽兮寤终朝。</text:p>
      <text:p text:style-name="Text_20_body"/>
      <text:p text:style-name="Text_20_body"/>
      <text:h text:style-name="Heading_20_3" text:outline-level="3"><text:bookmark-start text:name="header-n375"/>怨上<text:bookmark-end text:name="header-n375"/></text:h>
      <text:p text:style-name="First_20_paragraph">令尹兮謷謷，群司兮譨譨。<text:line-break/>哀哉兮淈淈，上下兮同流。<text:line-break/>菽藟兮蔓衍，芳虈兮挫枯。<text:line-break/>硃紫兮杂乱，曾莫兮别诸。<text:line-break/>倚此兮岩穴，永思兮窈悠。<text:line-break/>嗟怀兮眩惑，用志兮不昭。<text:line-break/>将丧兮玉斗，遗失兮钮枢。<text:line-break/>我心兮煎熬，惟是兮用忧。<text:line-break/>进恶兮九旬，复顾兮彭务。<text:line-break/>拟斯兮二踪，未知兮所投。<text:line-break/>谣吟兮中野，上察兮璇玑。<text:line-break/>大火兮西睨，摄提兮运低。<text:line-break/>雷霆兮硠磕，雹霰兮霏霏。<text:line-break/>奔电兮光晃，凉风兮怆悽。<text:line-break/>鸟兽兮惊骇，相从兮宿栖。<text:line-break/>鸳鸯兮噰噰，狐狸兮徾徾。<text:line-break/>哀吾兮介特，独处兮罔依。<text:line-break/>蝼蛄兮鸣东，蟊蠽兮号西。<text:line-break/>蛓缘兮我裳，蠋入兮我怀。<text:line-break/>虫豸兮夹余，惆怅兮自悲。<text:line-break/>伫立兮忉怛，心结縎兮折摧。</text:p>
      <text:p text:style-name="Text_20_body"/>
      <text:p text:style-name="Text_20_body"/>
      <text:h text:style-name="Heading_20_3" text:outline-level="3"><text:bookmark-start text:name="header-n380"/>疾世<text:bookmark-end text:name="header-n380"/></text:h>
      <text:p text:style-name="First_20_paragraph">周徘徊兮汉渚，求水神兮灵女。<text:line-break/>嗟此国兮无良，媒女诎兮謰謱。<text:line-break/>鴳雀列兮譁讙，鸲鹆鸣兮聒余。<text:line-break/>抱昭华兮宝璋，欲衒鬻兮莫取。<text:line-break/>言旋迈兮北徂，叫我友兮配耦。<text:line-break/>日阴曀兮未光，阒睄窕兮靡睹。<text:line-break/>纷载驱兮高驰，将谘询兮皇羲。<text:line-break/>遵河皋兮周流，路变易兮时乖。<text:line-break/>濿沧海兮东游，沐盥浴兮天池。<text:line-break/>访太昊兮道要，云靡贵兮仁义。<text:line-break/>志欣乐兮反征，就周文兮邠歧。<text:line-break/>秉玉英兮结誓，日欲暮兮心悲。<text:line-break/>惟天禄兮不再，背我信兮自违。<text:line-break/>逾陇堆兮渡漠，过桂车兮合黎。<text:line-break/>赴昆山兮馽騄，从邛遨兮栖迟。<text:line-break/>吮玉液兮止渴，齧芝华兮疗饥。<text:line-break/>居嵺廓兮尠畴，远梁昌兮几迷。<text:line-break/>望江汉兮濩渃，心紧絭兮伤怀。<text:line-break/>时昢昢兮且旦，尘莫莫兮未晞。<text:line-break/>忧不暇兮寝食，吒增叹兮如雷。</text:p>
      <text:p text:style-name="Text_20_body"/>
      <text:p text:style-name="Text_20_body"/>
      <text:h text:style-name="Heading_20_3" text:outline-level="3"><text:bookmark-start text:name="header-n385"/>悯上<text:bookmark-end text:name="header-n385"/></text:h>
      <text:p text:style-name="First_20_paragraph">哀世兮睩睩，諓諓兮嗌喔。<text:line-break/>众多兮阿媚，骪靡兮成俗。<text:line-break/>贪枉兮党比，贞良兮茕独。<text:line-break/>鹄窜兮枳棘，鹈集兮帷幄。<text:line-break/>罽蕠兮青葱，槁本兮萎落。<text:line-break/>睹斯兮伪惑，心为兮隔错。<text:line-break/>逡巡兮圃薮，率彼兮畛陌。<text:line-break/>川谷兮渊渊，山阜兮峉峉。<text:line-break/>丛林兮崟崟，株榛兮岳岳。<text:line-break/>霜雪兮漼溰，冰冻兮洛泽。<text:line-break/>东西兮南北，罔所兮归薄。<text:line-break/>庇廕兮枯树，匍匐兮岩石。<text:line-break/>蜷跼兮寒局数，独处兮志不申。<text:line-break/>年齿尽兮命迫促，魁垒挤摧兮常困辱。<text:line-break/>含忧强老兮愁无乐，须发苎悴兮顠鬓白。<text:line-break/>思灵泽兮一膏沐，怀兰英兮把琼若，<text:line-break/>待天明兮立踯躅。<text:line-break/>云蒙蒙兮电鯈烁，孤雌惊兮鸣呴呴。<text:line-break/>思怫郁兮肝切剥，忿悁悒兮孰诉告。</text:p>
      <text:p text:style-name="Text_20_body"/>
      <text:p text:style-name="Text_20_body"/>
      <text:h text:style-name="Heading_20_3" text:outline-level="3"><text:bookmark-start text:name="header-n390"/>遭厄<text:bookmark-end text:name="header-n390"/></text:h>
      <text:p text:style-name="First_20_paragraph">悼屈子兮遭厄，沉王躬兮湘汨。<text:line-break/>何楚国兮难化，迄于今兮不易。<text:line-break/>士莫志兮羔裘，竞佞谀兮谗阋。<text:line-break/>指正义兮为曲，訿玉璧兮为石。<text:line-break/>殦雕游兮华屋，鵔鸃栖兮柴蔟。<text:line-break/>起奋迅兮奔走，违群小兮謑訽。<text:line-break/>载青云兮上昇，適昭明兮所处。<text:line-break/>蹑天衢兮长驱，踵九阳兮戏荡。<text:line-break/>越云汉兮南济，秣余马兮河鼓。<text:line-break/>云霓纷兮晻翳，参辰回兮颠倒。<text:line-break/>逢流星兮问路，顾我指兮从左。<text:line-break/>俓娵觜兮直驰，御者迷兮失轨。<text:line-break/>遂踢达兮邪造，与日月兮殊道。<text:line-break/>志阏绝兮安如，哀所求兮不耦。<text:line-break/>攀天阶兮下视，见鄢郢兮旧宇。<text:line-break/>意逍遥兮欲归，众秽盛兮沓沓。<text:line-break/>思哽饐兮诘诎，涕流澜兮如雨。</text:p>
      <text:p text:style-name="Text_20_body"/>
      <text:p text:style-name="Text_20_body"/>
      <text:h text:style-name="Heading_20_3" text:outline-level="3"><text:bookmark-start text:name="header-n395"/>悼乱<text:bookmark-end text:name="header-n395"/></text:h>
      <text:p text:style-name="First_20_paragraph">嗟嗟兮悲夫，殽乱兮纷挐。<text:line-break/>茅丝兮同综，冠屦兮共絇。<text:line-break/>督万兮侍宴，周邵兮负刍。<text:line-break/>白龙兮见射，灵龟兮执拘。<text:line-break/>仲尼兮困厄，邹衍兮幽囚。<text:line-break/>伊余兮念兹，奔遁兮隐居。<text:line-break/>将升兮高山，上有兮猴猿。<text:line-break/>欲入兮深谷，下有兮虺蛇。<text:line-break/>左见兮鸣鵙，右睹兮呼枭。<text:line-break/>惶悸兮失气，踊跃兮距跳。<text:line-break/>便旋兮中原，仰天兮增叹。<text:line-break/>菅蒯兮楙莽，雚苇兮仟眠。<text:line-break/>鹿蹊兮躖躖，貒貉兮蟫蟫。<text:line-break/>鹯鹞兮轩轩，鹑鹌兮甄甄。<text:line-break/>哀我兮寡独，靡有兮齐伦。<text:line-break/>意欲兮沉吟，迫日兮黄昏。<text:line-break/>玄鹤兮高飞，曾逝兮青冥。<text:line-break/>鶬鶊兮喈喈，山鹊兮嚶嚶。<text:line-break/>鸿鸬兮振翅，归雁兮于征。<text:line-break/>吾志兮觉悟，怀我兮圣京。<text:line-break/>垂屣兮将起，跓俟兮硕明。</text:p>
      <text:p text:style-name="Text_20_body"/>
      <text:p text:style-name="Text_20_body"/>
      <text:h text:style-name="Heading_20_3" text:outline-level="3"><text:bookmark-start text:name="header-n400"/>伤时<text:bookmark-end text:name="header-n400"/></text:h>
      <text:p text:style-name="First_20_paragraph">惟昊天兮昭灵，阳气发兮清明。<text:line-break/>风習習兮和暖，百草萌兮华荣。<text:line-break/>堇荼茂兮扶疏，蘅芷彫兮莹嫇。<text:line-break/>愍贞良兮遇害，将夭折兮碎糜。<text:line-break/>时混混兮浇饡，哀当世兮莫知。<text:line-break/>览往昔兮俊彦，亦诎辱兮系纍。<text:line-break/>管束缚兮桎梏，百贸易兮传卖。<text:line-break/>遭桓缪兮识举，才德用兮列施。<text:line-break/>且从容兮自慰，玩琴书兮游戏。<text:line-break/>迫中国兮迮陿，吾欲之兮九夷。<text:line-break/>超五岭兮嵯峨，观浮石兮崔嵬。<text:line-break/>陟丹山兮炎野，屯余车兮黄支。<text:line-break/>就祝融兮稽疑，嘉己行兮无为。<text:line-break/>乃回朅兮北逝，遇神孈兮宴娭。<text:line-break/>欲静居兮自娱，心愁慼兮不能。<text:line-break/>放余辔兮策驷，忽飙腾兮浮云。<text:line-break/>蹠飞杭兮越海，从安期兮蓬莱。<text:line-break/>缘天梯兮北上，登太一兮玉台。<text:line-break/>使素女兮鼓簧，乘戈和兮讴谣。<text:line-break/>声噭誂兮清和，音晏衍兮要婬。<text:line-break/>咸欣欣兮酣乐，余眷眷兮独悲。<text:line-break/>顾章华兮太息，志恋恋兮依依。</text:p>
      <text:p text:style-name="Text_20_body"/>
      <text:p text:style-name="Text_20_body"/>
      <text:h text:style-name="Heading_20_3" text:outline-level="3"><text:bookmark-start text:name="header-n405"/>哀岁<text:bookmark-end text:name="header-n405"/></text:h>
      <text:p text:style-name="First_20_paragraph">旻天兮清凉，玄气兮高朗。<text:line-break/>北风兮潦洌，草木兮苍唐。<text:line-break/>蛜蚗兮噍噍，蝍蛆兮穰穰。<text:line-break/>岁忽忽兮惟暮，余感时兮悽怆。<text:line-break/>伤俗兮泥浊，矇蔽兮不章。<text:line-break/>宝彼兮沙砾，捐此兮夜光。<text:line-break/>椒瑛兮湟汙，葈耳兮充房。<text:line-break/>摄衣兮缓带，操我兮墨阳。<text:line-break/>昇车兮命仆，将驰兮四荒。<text:line-break/>下堂兮见虿，出门兮触螽。<text:line-break/>巷有兮蚰蜓，邑多兮螳螂。<text:line-break/>睹斯兮嫉贼，心为兮切伤。<text:line-break/>俛念兮子胥，仰怜兮比干。<text:line-break/>投剑兮脱冕，龙屈兮蜿蟤。<text:line-break/>潜藏兮山泽，匍匐兮丛攒。<text:line-break/>窥见兮溪涧，流水兮沄沄。<text:line-break/>鼋鼍兮欣欣，鱣鲇兮延延。<text:line-break/>群行兮上下，骈罗兮列陈。<text:line-break/>自恨兮无友，特处兮茕茕。<text:line-break/>冬夜兮陶陶，雨雪兮冥冥。<text:line-break/>神光兮颎颎，鬼火兮荧荧。<text:line-break/>修德兮困控，愁不聊兮遑生。<text:line-break/>忧纡兮郁郁，恶所兮写情。</text:p>
      <text:p text:style-name="Text_20_body"/>
      <text:p text:style-name="Text_20_body"/>
      <text:h text:style-name="Heading_20_3" text:outline-level="3"><text:bookmark-start text:name="header-n410"/>守志<text:bookmark-end text:name="header-n410"/></text:h>
      <text:p text:style-name="First_20_paragraph">陟玉峦兮逍遥，览高冈兮峣峣。<text:line-break/>桂树列兮纷敷，吐紫华兮布条。<text:line-break/>实孔鸾兮所居，今其集兮惟鸮。<text:line-break/>乌鹊惊兮哑哑，余顾盼兮怊怊。<text:line-break/>彼日月兮闇昧，障覆天兮祲氛。<text:line-break/>伊我后兮不聪，焉陈诚兮效忠。<text:line-break/>摅羽翮兮超俗，游陶遨兮养神。<text:line-break/>乘六蛟兮蜿蝉，遂驰骋兮升云。<text:line-break/>扬彗光兮为旗，秉电策兮为鞭。<text:line-break/>朝晨发兮鄢郢，食时至兮增泉。<text:line-break/>绕曲阿兮北次，造我车兮南端。<text:line-break/>谒玄黄兮纳贽，崇忠贞兮弥坚。<text:line-break/>历九宫兮遍观，睹秘藏兮宝珍。<text:line-break/>就传说兮骑龙，与织女兮合婚。<text:line-break/>举天罼兮掩邪，彀天弧兮射奸。<text:line-break/>随真人兮翱翔，食元气兮长存。<text:line-break/>望太微兮穆穆，睨三阶兮炳分。<text:line-break/>相辅政兮成化，建烈业兮垂勋。<text:line-break/>目瞥瞥兮西没，道遐回兮阻叹。<text:line-break/>志稸积兮未通，怅敞罔兮自怜。<text:line-break/>乱曰：<text:line-break/>天庭明兮云霓藏，三光朗兮镜万方。<text:line-break/>斥蜥蜴兮进龟龙，策谋从兮翼机衡。<text:line-break/>配稷契兮恢唐功，嗟英俊兮未为双。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